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000000A12000004E1922B6EAA.jpg" manifest:media-type="image/jpeg"/>
  <manifest:file-entry manifest:full-path="Pictures/10000000000003A7000002172AE2A8CA.bmp" manifest:media-type="image/bmp"/>
  <manifest:file-entry manifest:full-path="Pictures/100000010000032B0000019DD9AB5E37.png" manifest:media-type="image/png"/>
  <manifest:file-entry manifest:full-path="Pictures/10000000000002CB0000034DB34EB48E.bmp" manifest:media-type="image/bmp"/>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2" style:family="table">
      <style:table-properties style:width="17.007cm" fo:margin-left="0cm" table:align="left"/>
    </style:style>
    <style:style style:name="Table2.A" style:family="table-column">
      <style:table-column-properties style:column-width="11.7cm"/>
    </style:style>
    <style:style style:name="Table2.B" style:family="table-column">
      <style:table-column-properties style:column-width="1.295cm"/>
    </style:style>
    <style:style style:name="Table2.C" style:family="table-column">
      <style:table-column-properties style:column-width="0.91cm"/>
    </style:style>
    <style:style style:name="Table2.D" style:family="table-column">
      <style:table-column-properties style:column-width="1.588cm"/>
    </style:style>
    <style:style style:name="Table2.E" style:family="table-column">
      <style:table-column-properties style:column-width="1.515cm"/>
    </style:style>
    <style:style style:name="Table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E1" style:family="table-cell">
      <style:table-cell-properties fo:background-color="transparent" fo:padding="0.097cm" fo:border="0.5pt solid #000000" style:writing-mode="page">
        <style:background-image/>
      </style:table-cell-properties>
    </style:style>
    <style:style style:name="Table2.B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2.E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 style:family="table">
      <style:table-properties style:width="16.993cm" table:align="left"/>
    </style:style>
    <style:style style:name="Table1.A" style:family="table-column">
      <style:table-column-properties style:column-width="9.902cm"/>
    </style:style>
    <style:style style:name="Table1.B" style:family="table-column">
      <style:table-column-properties style:column-width="7.091cm"/>
    </style:style>
    <style:style style:name="Table1.A1" style:family="table-cell">
      <style:table-cell-properties style:writing-mode="page"/>
    </style:style>
    <style:style style:name="P1" style:family="paragraph" style:parent-style-name="Standard">
      <style:text-properties fo:font-size="14pt" fo:font-weight="bold" officeooo:rsid="00183f31" officeooo:paragraph-rsid="00183f31" style:font-weight-asian="bold" style:font-weight-complex="bold"/>
    </style:style>
    <style:style style:name="P2" style:family="paragraph" style:parent-style-name="Standard">
      <style:text-properties officeooo:rsid="00183f31" officeooo:paragraph-rsid="00183f31"/>
    </style:style>
    <style:style style:name="P3" style:family="paragraph" style:parent-style-name="Standard">
      <style:text-properties fo:font-weight="bold" officeooo:rsid="0018e982" officeooo:paragraph-rsid="0018e982" style:font-weight-asian="bold" style:font-weight-complex="bold"/>
    </style:style>
    <style:style style:name="P4" style:family="paragraph" style:parent-style-name="Standard">
      <style:text-properties officeooo:rsid="0018e982" officeooo:paragraph-rsid="0018e982"/>
    </style:style>
    <style:style style:name="P5" style:family="paragraph" style:parent-style-name="Standard">
      <style:text-properties officeooo:rsid="001aa752" officeooo:paragraph-rsid="001aa752"/>
    </style:style>
    <style:style style:name="P6" style:family="paragraph" style:parent-style-name="Standard">
      <style:text-properties officeooo:rsid="001aa752" officeooo:paragraph-rsid="009e133e"/>
    </style:style>
    <style:style style:name="P7" style:family="paragraph" style:parent-style-name="Standard">
      <style:text-properties officeooo:rsid="001aa752" officeooo:paragraph-rsid="00256e7d"/>
    </style:style>
    <style:style style:name="P8" style:family="paragraph" style:parent-style-name="Standard">
      <style:text-properties fo:font-weight="bold" officeooo:rsid="001aa752" officeooo:paragraph-rsid="00256e7d" style:font-weight-asian="bold" style:font-weight-complex="bold"/>
    </style:style>
    <style:style style:name="P9" style:family="paragraph" style:parent-style-name="Standard">
      <style:text-properties fo:font-weight="bold" officeooo:rsid="001aa752" officeooo:paragraph-rsid="001aa752" style:font-weight-asian="bold" style:font-weight-complex="bold"/>
    </style:style>
    <style:style style:name="P10" style:family="paragraph" style:parent-style-name="Standard">
      <style:text-properties fo:font-weight="normal" officeooo:rsid="00255228" officeooo:paragraph-rsid="00255228" style:font-weight-asian="normal" style:font-weight-complex="normal"/>
    </style:style>
    <style:style style:name="P11" style:family="paragraph" style:parent-style-name="Standard">
      <style:text-properties fo:font-weight="bold" officeooo:rsid="00255228" officeooo:paragraph-rsid="00255228" style:font-weight-asian="bold" style:font-weight-complex="bold"/>
    </style:style>
    <style:style style:name="P12" style:family="paragraph" style:parent-style-name="Standard">
      <style:text-properties officeooo:rsid="0047351a" officeooo:paragraph-rsid="009390e5"/>
    </style:style>
    <style:style style:name="P13" style:family="paragraph" style:parent-style-name="Standard">
      <style:text-properties officeooo:rsid="00255228" officeooo:paragraph-rsid="00255228"/>
    </style:style>
    <style:style style:name="P14" style:family="paragraph" style:parent-style-name="Standard">
      <style:text-properties officeooo:rsid="001aa752" officeooo:paragraph-rsid="009390e5"/>
    </style:style>
    <style:style style:name="P15" style:family="paragraph" style:parent-style-name="Standard">
      <style:text-properties officeooo:rsid="001aa752" officeooo:paragraph-rsid="001c5799"/>
    </style:style>
    <style:style style:name="P16" style:family="paragraph" style:parent-style-name="Standard">
      <style:text-properties officeooo:rsid="001df005" officeooo:paragraph-rsid="001df005"/>
    </style:style>
    <style:style style:name="P17" style:family="paragraph" style:parent-style-name="Standard">
      <style:text-properties officeooo:rsid="005258b2" officeooo:paragraph-rsid="005258b2"/>
    </style:style>
    <style:style style:name="P18" style:family="paragraph" style:parent-style-name="Standard">
      <style:text-properties officeooo:rsid="001aa752" officeooo:paragraph-rsid="00255228"/>
    </style:style>
    <style:style style:name="P19" style:family="paragraph" style:parent-style-name="Standard">
      <style:text-properties officeooo:rsid="001aa752" officeooo:paragraph-rsid="0093983f"/>
    </style:style>
    <style:style style:name="P20" style:family="paragraph" style:parent-style-name="Standard">
      <style:text-properties officeooo:rsid="0044e43e" officeooo:paragraph-rsid="005e3f2b"/>
    </style:style>
    <style:style style:name="P21" style:family="paragraph" style:parent-style-name="Standard">
      <style:text-properties officeooo:rsid="0044e43e" officeooo:paragraph-rsid="0093983f"/>
    </style:style>
    <style:style style:name="P22" style:family="paragraph" style:parent-style-name="Standard">
      <style:text-properties officeooo:rsid="005e3f2b" officeooo:paragraph-rsid="005e3f2b"/>
    </style:style>
    <style:style style:name="P23" style:family="paragraph" style:parent-style-name="Standard">
      <style:text-properties fo:font-weight="bold" officeooo:rsid="002a128d" officeooo:paragraph-rsid="002a128d" style:font-weight-asian="bold" style:font-weight-complex="bold"/>
    </style:style>
    <style:style style:name="P24" style:family="paragraph" style:parent-style-name="Standard">
      <style:text-properties fo:font-weight="normal" officeooo:rsid="003aafb4" officeooo:paragraph-rsid="0028146c" style:font-weight-asian="normal" style:font-weight-complex="normal"/>
    </style:style>
    <style:style style:name="P25"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3b426" officeooo:paragraph-rsid="0043b426" style:font-size-asian="12pt" style:font-style-asian="normal" style:font-weight-asian="normal" style:font-size-complex="12pt" style:font-style-complex="normal" style:font-weight-complex="normal" style:text-overline-style="none" style:text-overline-color="font-color"/>
    </style:style>
    <style:style style:name="P2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normal" officeooo:rsid="0043b426" officeooo:paragraph-rsid="0043b426" style:font-size-asian="12pt" style:font-style-asian="normal" style:font-weight-asian="normal" style:font-size-complex="12pt" style:font-style-complex="normal" style:font-weight-complex="normal" style:text-overline-style="none" style:text-overline-color="font-color"/>
    </style:style>
    <style:style style:name="P2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normal" officeooo:rsid="0048898d" officeooo:paragraph-rsid="00943d5c"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8pt" fo:font-style="normal" fo:text-shadow="none" style:text-underline-style="none" fo:font-weight="normal" officeooo:rsid="003aafb4" officeooo:paragraph-rsid="003aafb4" style:font-size-asian="12pt" style:font-style-asian="normal" style:font-weight-asian="normal" style:font-size-complex="12pt" style:font-style-complex="normal" style:font-weight-complex="normal" style:text-overline-style="none" style:text-overline-color="font-color"/>
    </style:style>
    <style:style style:name="P29"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8pt" fo:font-style="normal" fo:text-shadow="none" style:text-underline-style="none" fo:font-weight="normal" officeooo:rsid="003f8afa" officeooo:paragraph-rsid="003f8afa" style:font-size-asian="12pt" style:font-style-asian="normal" style:font-weight-asian="normal" style:font-size-complex="12pt" style:font-style-complex="normal" style:font-weight-complex="normal" style:text-overline-style="none" style:text-overline-color="font-color"/>
    </style:style>
    <style:style style:name="P30"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8pt" fo:font-style="normal" fo:text-shadow="none" style:text-underline-style="none" fo:font-weight="normal" officeooo:rsid="003ae02c" officeooo:paragraph-rsid="003ae02c" style:font-size-asian="12pt" style:font-style-asian="normal" style:font-weight-asian="normal" style:font-size-complex="12pt" style:font-style-complex="normal" style:font-weight-complex="normal" style:text-overline-style="none" style:text-overline-color="font-color"/>
    </style:style>
    <style:style style:name="P31"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8pt" fo:font-style="normal" fo:text-shadow="none" style:text-underline-style="none" fo:font-weight="normal" officeooo:rsid="00943d5c" officeooo:paragraph-rsid="00943d5c" style:font-size-asian="12pt" style:font-style-asian="normal" style:font-weight-asian="normal" style:font-size-complex="12pt" style:font-style-complex="normal" style:font-weight-complex="normal" style:text-overline-style="none" style:text-overline-color="font-color"/>
    </style:style>
    <style:style style:name="P32"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8pt" fo:font-style="normal" fo:text-shadow="none" style:text-underline-style="none" fo:font-weight="normal" officeooo:rsid="003bdd1d" officeooo:paragraph-rsid="003bdd1d" style:font-size-asian="12pt" style:font-style-asian="normal" style:font-weight-asian="normal" style:font-size-complex="12pt" style:font-style-complex="normal" style:font-weight-complex="normal" style:text-overline-style="none" style:text-overline-color="font-color"/>
    </style:style>
    <style:style style:name="P33"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8pt" fo:font-style="normal" fo:text-shadow="none" style:text-underline-style="none" fo:font-weight="normal" officeooo:rsid="003dce3a" officeooo:paragraph-rsid="003dce3a" style:font-size-asian="12pt" style:font-style-asian="normal" style:font-weight-asian="normal" style:font-size-complex="12pt" style:font-style-complex="normal" style:font-weight-complex="normal" style:text-overline-style="none" style:text-overline-color="font-color"/>
    </style:style>
    <style:style style:name="P34"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8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5"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8pt" fo:font-style="normal" fo:text-shadow="none" style:text-underline-style="none" fo:font-weight="normal" officeooo:rsid="003dce3a" officeooo:paragraph-rsid="003f8afa" style:font-size-asian="12pt" style:font-style-asian="normal" style:font-weight-asian="normal" style:font-size-complex="12pt" style:font-style-complex="normal" style:font-weight-complex="normal" style:text-overline-style="none" style:text-overline-color="font-color"/>
    </style:style>
    <style:style style:name="P36"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8pt" fo:font-style="normal" fo:text-shadow="none" style:text-underline-style="none" fo:font-weight="normal" officeooo:rsid="003f8afa" officeooo:paragraph-rsid="0043b426" style:font-size-asian="12pt" style:font-style-asian="normal" style:font-weight-asian="normal" style:font-size-complex="12pt" style:font-style-complex="normal" style:font-weight-complex="normal" style:text-overline-style="none" style:text-overline-color="font-color"/>
    </style:style>
    <style:style style:name="P37" style:family="paragraph" style:parent-style-name="Standard">
      <style:text-properties fo:font-weight="bold" officeooo:rsid="0028146c" officeooo:paragraph-rsid="003aafb4" style:font-weight-asian="bold" style:font-weight-complex="bold"/>
    </style:style>
    <style:style style:name="P38" style:family="paragraph" style:parent-style-name="Standard">
      <style:text-properties fo:font-weight="bold" officeooo:rsid="0028146c" officeooo:paragraph-rsid="0028146c" style:font-weight-asian="bold" style:font-weight-complex="bold"/>
    </style:style>
    <style:style style:name="P39" style:family="paragraph" style:parent-style-name="Standard">
      <style:text-properties fo:font-weight="bold" officeooo:rsid="0028146c" officeooo:paragraph-rsid="0099a0eb" style:font-weight-asian="bold" style:font-weight-complex="bold"/>
    </style:style>
    <style:style style:name="P40" style:family="paragraph" style:parent-style-name="Standard">
      <style:text-properties officeooo:rsid="0028146c" officeooo:paragraph-rsid="0028146c"/>
    </style:style>
    <style:style style:name="P41" style:family="paragraph" style:parent-style-name="Standard">
      <style:text-properties officeooo:rsid="002a128d" officeooo:paragraph-rsid="002a128d"/>
    </style:style>
    <style:style style:name="P42" style:family="paragraph" style:parent-style-name="Standard">
      <style:text-properties officeooo:rsid="003779e5" officeooo:paragraph-rsid="0033a8a2"/>
    </style:style>
    <style:style style:name="P43" style:family="paragraph" style:parent-style-name="Standard">
      <style:text-properties officeooo:rsid="003779e5" officeooo:paragraph-rsid="004a441e"/>
    </style:style>
    <style:style style:name="P44" style:family="paragraph" style:parent-style-name="Standard">
      <style:text-properties officeooo:rsid="003779e5" officeooo:paragraph-rsid="002a128d"/>
    </style:style>
    <style:style style:name="P45" style:family="paragraph" style:parent-style-name="Standard">
      <style:text-properties officeooo:rsid="00363bbc" officeooo:paragraph-rsid="002a128d"/>
    </style:style>
    <style:style style:name="P46" style:family="paragraph" style:parent-style-name="Standard">
      <style:text-properties officeooo:rsid="00363bbc" officeooo:paragraph-rsid="00943d5c"/>
    </style:style>
    <style:style style:name="P47" style:family="paragraph" style:parent-style-name="Standard">
      <style:text-properties officeooo:rsid="0051bb17" officeooo:paragraph-rsid="0051bb17"/>
    </style:style>
    <style:style style:name="P48" style:family="paragraph" style:parent-style-name="Standard">
      <style:text-properties officeooo:rsid="00370145" officeooo:paragraph-rsid="002a128d"/>
    </style:style>
    <style:style style:name="P49" style:family="paragraph" style:parent-style-name="Standard">
      <style:text-properties officeooo:rsid="00370145" officeooo:paragraph-rsid="00943d5c"/>
    </style:style>
    <style:style style:name="P50" style:family="paragraph" style:parent-style-name="Standard">
      <style:text-properties officeooo:rsid="0038c49a" officeooo:paragraph-rsid="002a128d"/>
    </style:style>
    <style:style style:name="P51" style:family="paragraph" style:parent-style-name="Standard">
      <style:text-properties officeooo:rsid="0039de95" officeooo:paragraph-rsid="002a128d"/>
    </style:style>
    <style:style style:name="P52" style:family="paragraph" style:parent-style-name="Standard">
      <style:text-properties officeooo:rsid="0040a8c9" officeooo:paragraph-rsid="002a128d"/>
    </style:style>
    <style:style style:name="P53" style:family="paragraph" style:parent-style-name="Standard">
      <style:text-properties officeooo:rsid="0042810b" officeooo:paragraph-rsid="002a128d"/>
    </style:style>
    <style:style style:name="P54" style:family="paragraph" style:parent-style-name="Standard">
      <style:text-properties fo:font-weight="bold" officeooo:rsid="002a519f" officeooo:paragraph-rsid="002a128d" style:font-weight-asian="bold" style:font-weight-complex="bold"/>
    </style:style>
    <style:style style:name="P55" style:family="paragraph" style:parent-style-name="Standard">
      <style:text-properties fo:font-weight="bold" officeooo:rsid="002a519f" officeooo:paragraph-rsid="002a519f" style:font-weight-asian="bold" style:font-weight-complex="bold"/>
    </style:style>
    <style:style style:name="P56" style:family="paragraph" style:parent-style-name="Standard">
      <style:text-properties officeooo:rsid="002a519f" officeooo:paragraph-rsid="009ecf33"/>
    </style:style>
    <style:style style:name="P57" style:family="paragraph" style:parent-style-name="Standard">
      <style:text-properties officeooo:rsid="002a519f" officeooo:paragraph-rsid="002a519f"/>
    </style:style>
    <style:style style:name="P58" style:family="paragraph" style:parent-style-name="Standard">
      <style:text-properties fo:font-weight="bold" officeooo:rsid="005b90ca" officeooo:paragraph-rsid="005b90ca" style:font-weight-asian="bold" style:font-weight-complex="bold"/>
    </style:style>
    <style:style style:name="P59" style:family="paragraph" style:parent-style-name="Standard">
      <style:text-properties officeooo:rsid="0035266b" officeooo:paragraph-rsid="0035266b"/>
    </style:style>
    <style:style style:name="P60" style:family="paragraph" style:parent-style-name="Standard">
      <style:text-properties officeooo:rsid="005594b2" officeooo:paragraph-rsid="005594b2"/>
    </style:style>
    <style:style style:name="P61" style:family="paragraph" style:parent-style-name="Standard">
      <style:text-properties officeooo:rsid="0053fd57" officeooo:paragraph-rsid="0053fd57"/>
    </style:style>
    <style:style style:name="P62" style:family="paragraph" style:parent-style-name="Standard">
      <style:text-properties officeooo:rsid="0057a145" officeooo:paragraph-rsid="0057a145"/>
    </style:style>
    <style:style style:name="P63" style:family="paragraph" style:parent-style-name="Standard">
      <style:text-properties officeooo:rsid="005ce352" officeooo:paragraph-rsid="005ce352"/>
    </style:style>
    <style:style style:name="P64" style:family="paragraph" style:parent-style-name="Standard">
      <style:text-properties officeooo:rsid="00595a45" officeooo:paragraph-rsid="00595a45"/>
    </style:style>
    <style:style style:name="P65" style:family="paragraph" style:parent-style-name="Standard">
      <style:text-properties fo:font-weight="bold" officeooo:rsid="00a03b93" officeooo:paragraph-rsid="00a03b93" style:font-weight-asian="bold" style:font-weight-complex="bold"/>
    </style:style>
    <style:style style:name="P66" style:family="paragraph" style:parent-style-name="Standard">
      <style:text-properties officeooo:rsid="005594b2" officeooo:paragraph-rsid="00595a45"/>
    </style:style>
    <style:style style:name="P67" style:family="paragraph" style:parent-style-name="Standard">
      <style:text-properties officeooo:rsid="005b26b2" officeooo:paragraph-rsid="005b26b2"/>
    </style:style>
    <style:style style:name="P68" style:family="paragraph" style:parent-style-name="Standard">
      <style:text-properties officeooo:rsid="005b90ca" officeooo:paragraph-rsid="005b90ca"/>
    </style:style>
    <style:style style:name="P69" style:family="paragraph" style:parent-style-name="Standard">
      <style:text-properties fo:font-weight="normal" officeooo:rsid="00a03b93" officeooo:paragraph-rsid="00a03b93" style:font-weight-asian="normal" style:font-weight-complex="normal"/>
    </style:style>
    <style:style style:name="P70" style:family="paragraph" style:parent-style-name="Standard">
      <style:text-properties fo:font-weight="normal" officeooo:rsid="00a20d66" officeooo:paragraph-rsid="00a20d66" style:font-weight-asian="normal" style:font-weight-complex="normal"/>
    </style:style>
    <style:style style:name="P71" style:family="paragraph" style:parent-style-name="Standard">
      <style:text-properties officeooo:rsid="00a03b93" officeooo:paragraph-rsid="00a03b93"/>
    </style:style>
    <style:style style:name="P72" style:family="paragraph" style:parent-style-name="Standard">
      <style:text-properties officeooo:rsid="005b90ca" officeooo:paragraph-rsid="00d98314"/>
    </style:style>
    <style:style style:name="P73" style:family="paragraph" style:parent-style-name="Standard">
      <style:text-properties fo:font-weight="bold" officeooo:rsid="005b90ca" officeooo:paragraph-rsid="005ce352" style:font-weight-asian="bold" style:font-weight-complex="bold"/>
    </style:style>
    <style:style style:name="P74" style:family="paragraph" style:parent-style-name="Standard">
      <style:text-properties fo:font-weight="normal" officeooo:rsid="0062d372" officeooo:paragraph-rsid="0062d372" style:font-weight-asian="normal" style:font-weight-complex="normal"/>
    </style:style>
    <style:style style:name="P75" style:family="paragraph" style:parent-style-name="Standard">
      <style:text-properties officeooo:rsid="0062d372" officeooo:paragraph-rsid="0062d372"/>
    </style:style>
    <style:style style:name="P76" style:family="paragraph" style:parent-style-name="Standard">
      <style:text-properties fo:font-weight="bold" officeooo:rsid="00d7b9a9" officeooo:paragraph-rsid="00d7b9a9" style:font-weight-asian="bold" style:font-weight-complex="bold"/>
    </style:style>
    <style:style style:name="P77" style:family="paragraph" style:parent-style-name="Standard">
      <style:text-properties fo:font-weight="normal" officeooo:rsid="00d7b9a9" officeooo:paragraph-rsid="00d7b9a9" style:font-weight-asian="normal" style:font-weight-complex="normal"/>
    </style:style>
    <style:style style:name="P78" style:family="paragraph" style:parent-style-name="Standard">
      <style:text-properties fo:font-weight="bold" officeooo:rsid="00d7fff7" officeooo:paragraph-rsid="00d7fff7" style:font-weight-asian="bold" style:font-weight-complex="bold"/>
    </style:style>
    <style:style style:name="P79" style:family="paragraph" style:parent-style-name="Standard">
      <style:text-properties fo:font-weight="normal" officeooo:rsid="00898809" officeooo:paragraph-rsid="00d7fff7" style:font-weight-asian="normal" style:font-weight-complex="normal"/>
    </style:style>
    <style:style style:name="P80" style:family="paragraph" style:parent-style-name="Standard">
      <style:text-properties fo:font-weight="bold" officeooo:rsid="00472287" officeooo:paragraph-rsid="0046d5b6" style:font-weight-asian="bold" style:font-weight-complex="bold"/>
    </style:style>
    <style:style style:name="P81" style:family="paragraph" style:parent-style-name="Standard">
      <style:text-properties officeooo:rsid="00472287" officeooo:paragraph-rsid="0046d5b6"/>
    </style:style>
    <style:style style:name="P82" style:family="paragraph" style:parent-style-name="Standard">
      <style:text-properties officeooo:rsid="00472287" officeooo:paragraph-rsid="009637a2"/>
    </style:style>
    <style:style style:name="P83" style:family="paragraph" style:parent-style-name="Standard">
      <style:text-properties officeooo:rsid="007439af" officeooo:paragraph-rsid="007439af"/>
    </style:style>
    <style:style style:name="P84" style:family="paragraph" style:parent-style-name="Standard">
      <style:text-properties fo:font-weight="bold" officeooo:rsid="00760d41" officeooo:paragraph-rsid="00760d41" style:font-weight-asian="bold" style:font-weight-complex="bold"/>
    </style:style>
    <style:style style:name="P85" style:family="paragraph" style:parent-style-name="Standard">
      <style:text-properties fo:font-weight="normal" officeooo:rsid="00760d41" officeooo:paragraph-rsid="00760d41" style:font-weight-asian="normal" style:font-weight-complex="normal"/>
    </style:style>
    <style:style style:name="P86" style:family="paragraph" style:parent-style-name="Standard">
      <style:text-properties fo:font-weight="normal" officeooo:rsid="00760d41" officeooo:paragraph-rsid="00aa77d4" style:font-weight-asian="normal" style:font-weight-complex="normal"/>
    </style:style>
    <style:style style:name="P87" style:family="paragraph" style:parent-style-name="Standard">
      <style:text-properties fo:font-weight="normal" officeooo:rsid="007e99a5" officeooo:paragraph-rsid="00aa77d4" style:font-weight-asian="normal" style:font-weight-complex="normal"/>
    </style:style>
    <style:style style:name="P88" style:family="paragraph" style:parent-style-name="Standard">
      <style:text-properties officeooo:rsid="007439af" officeooo:paragraph-rsid="00760d41"/>
    </style:style>
    <style:style style:name="P89" style:family="paragraph" style:parent-style-name="Standard">
      <style:text-properties fo:font-weight="bold" officeooo:rsid="007a9430" officeooo:paragraph-rsid="00898809" style:font-weight-asian="bold" style:font-weight-complex="bold"/>
    </style:style>
    <style:style style:name="P90" style:family="paragraph" style:parent-style-name="Standard">
      <style:text-properties style:text-underline-style="none" fo:font-weight="bold" officeooo:rsid="007a9430" officeooo:paragraph-rsid="00898809" style:font-weight-asian="bold" style:font-weight-complex="bold"/>
    </style:style>
    <style:style style:name="P91" style:family="paragraph" style:parent-style-name="Standard">
      <style:text-properties fo:color="#000000" loext:opacity="100%" style:text-outline="false" style:text-line-through-style="none" style:text-line-through-type="none" style:font-name="Liberation Serif" fo:font-size="12pt" fo:font-style="normal" fo:text-shadow="none" style:text-underline-style="none" fo:font-weight="normal" officeooo:rsid="01534c7b" officeooo:paragraph-rsid="00898809" style:font-size-asian="12pt" style:font-style-asian="normal" style:font-weight-asian="normal" style:font-size-complex="12pt" style:font-style-complex="normal" style:font-weight-complex="normal" style:text-overline-style="none" style:text-overline-color="font-color"/>
    </style:style>
    <style:style style:name="P92" style:family="paragraph" style:parent-style-name="Standard">
      <style:paragraph-properties fo:margin-left="1.251cm" fo:margin-right="0cm" fo:text-indent="0cm" style:auto-text-indent="false"/>
      <style:text-properties officeooo:paragraph-rsid="00898809"/>
    </style:style>
    <style:style style:name="P93" style:family="paragraph" style:parent-style-name="Standard">
      <style:paragraph-properties fo:margin-left="0cm" fo:margin-right="0cm" fo:text-indent="0cm" style:auto-text-indent="false"/>
      <style:text-properties officeooo:rsid="01552105" officeooo:paragraph-rsid="00898809"/>
    </style:style>
    <style:style style:name="P94" style:family="paragraph" style:parent-style-name="Standard">
      <style:paragraph-properties fo:margin-left="1.251cm" fo:margin-right="0cm" fo:text-indent="0cm" style:auto-text-indent="false"/>
      <style:text-properties officeooo:rsid="015650ca" officeooo:paragraph-rsid="00898809"/>
    </style:style>
    <style:style style:name="P95" style:family="paragraph" style:parent-style-name="Standard">
      <style:paragraph-properties fo:margin-left="1.251cm" fo:margin-right="0cm" fo:text-indent="0cm" style:auto-text-indent="false"/>
      <style:text-properties style:text-underline-style="none" fo:font-weight="bold" officeooo:rsid="007a9430" officeooo:paragraph-rsid="00898809" style:font-weight-asian="bold" style:font-weight-complex="bold"/>
    </style:style>
    <style:style style:name="P96" style:family="paragraph" style:parent-style-name="Standard">
      <style:paragraph-properties fo:margin-left="1.251cm" fo:margin-right="0cm" fo:text-indent="0cm" style:auto-text-indent="false"/>
      <style:text-properties style:text-underline-style="none" fo:font-weight="normal" officeooo:rsid="007a9430" officeooo:paragraph-rsid="00898809" style:font-weight-asian="normal" style:font-weight-complex="normal"/>
    </style:style>
    <style:style style:name="P97" style:family="paragraph" style:parent-style-name="Standard">
      <style:text-properties fo:font-weight="normal" officeooo:rsid="00898809" officeooo:paragraph-rsid="00898809" style:font-weight-asian="normal" style:font-weight-complex="normal"/>
    </style:style>
    <style:style style:name="P98" style:family="paragraph" style:parent-style-name="Standard">
      <style:text-properties fo:font-weight="bold" officeooo:rsid="0071bb3e" officeooo:paragraph-rsid="00898809" style:font-weight-asian="bold" style:font-weight-complex="bold"/>
    </style:style>
    <style:style style:name="P99" style:family="paragraph" style:parent-style-name="Standard">
      <style:text-properties fo:font-style="normal" officeooo:rsid="00ade5be" officeooo:paragraph-rsid="00ade5be" style:font-style-asian="normal" style:font-style-complex="normal"/>
    </style:style>
    <style:style style:name="P100" style:family="paragraph" style:parent-style-name="Standard">
      <style:text-properties fo:font-style="italic" style:text-underline-style="none" officeooo:rsid="006d707e" officeooo:paragraph-rsid="00ade5be" style:font-style-asian="italic" style:font-style-complex="italic"/>
    </style:style>
    <style:style style:name="P101" style:family="paragraph" style:parent-style-name="Standard">
      <style:text-properties style:text-underline-style="none" officeooo:rsid="006d707e" officeooo:paragraph-rsid="00898809"/>
    </style:style>
    <style:style style:name="P102" style:family="paragraph" style:parent-style-name="Standard">
      <style:text-properties officeooo:rsid="006d707e" officeooo:paragraph-rsid="00898809"/>
    </style:style>
    <style:style style:name="P103" style:family="paragraph" style:parent-style-name="Standard">
      <style:text-properties fo:font-weight="bold" officeooo:rsid="006899d7" officeooo:paragraph-rsid="006899d7" style:font-weight-asian="bold" style:font-weight-complex="bold"/>
    </style:style>
    <style:style style:name="P104" style:family="paragraph" style:parent-style-name="Standard">
      <style:text-properties fo:font-weight="normal" officeooo:rsid="00691ffb" officeooo:paragraph-rsid="006d707e" style:font-weight-asian="normal" style:font-weight-complex="normal"/>
    </style:style>
    <style:style style:name="P105" style:family="paragraph" style:parent-style-name="Standard">
      <style:text-properties fo:font-weight="normal" officeooo:rsid="006899d7" officeooo:paragraph-rsid="006d707e" style:font-weight-asian="normal" style:font-weight-complex="normal"/>
    </style:style>
    <style:style style:name="P106" style:family="paragraph" style:parent-style-name="Standard">
      <style:text-properties fo:font-weight="normal" officeooo:rsid="006d707e" officeooo:paragraph-rsid="006d707e" style:font-weight-asian="normal" style:font-weight-complex="normal"/>
    </style:style>
    <style:style style:name="P107" style:family="paragraph" style:parent-style-name="Standard">
      <style:text-properties fo:font-weight="normal" officeooo:rsid="006899d7" officeooo:paragraph-rsid="006899d7" style:font-weight-asian="normal" style:font-weight-complex="normal"/>
    </style:style>
    <style:style style:name="P108" style:family="paragraph" style:parent-style-name="Standard">
      <style:text-properties fo:font-weight="normal" officeooo:rsid="00691ffb" officeooo:paragraph-rsid="00691ffb" style:font-weight-asian="normal" style:font-weight-complex="normal"/>
    </style:style>
    <style:style style:name="P109" style:family="paragraph" style:parent-style-name="Standard">
      <style:text-properties fo:font-weight="normal" officeooo:rsid="00691ffb" officeooo:paragraph-rsid="00b050f6" style:font-weight-asian="normal" style:font-weight-complex="normal"/>
    </style:style>
    <style:style style:name="P11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654ee4" officeooo:paragraph-rsid="00b2a6f5" style:font-size-asian="12pt" style:font-style-asian="normal" style:font-weight-asian="normal" style:font-size-complex="12pt" style:font-style-complex="normal" style:font-weight-complex="normal" style:text-overline-style="none" style:text-overline-color="font-color"/>
    </style:style>
    <style:style style:name="P11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654ee4" officeooo:paragraph-rsid="00b24c18" style:font-size-asian="12pt" style:font-style-asian="normal" style:font-weight-asian="normal" style:font-size-complex="12pt" style:font-style-complex="normal" style:font-weight-complex="normal" style:text-overline-style="none" style:text-overline-color="font-color"/>
    </style:style>
    <style:style style:name="P11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b2a6f5" officeooo:paragraph-rsid="00b2a6f5" style:font-size-asian="12pt" style:font-style-asian="normal" style:font-weight-asian="normal" style:font-size-complex="12pt" style:font-style-complex="normal" style:font-weight-complex="normal" style:text-overline-style="none" style:text-overline-color="font-color"/>
    </style:style>
    <style:style style:name="P11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6ab0a8" officeooo:paragraph-rsid="00b24c18" style:font-size-asian="12pt" style:font-style-asian="normal" style:font-weight-asian="normal" style:font-size-complex="12pt" style:font-style-complex="normal" style:font-weight-complex="normal" style:text-overline-style="none" style:text-overline-color="font-color"/>
    </style:style>
    <style:style style:name="P114" style:family="paragraph" style:parent-style-name="Table_20_Contents">
      <style:paragraph-properties fo:text-align="end" style:justify-single-word="false"/>
      <style:text-properties officeooo:rsid="00b3e729" officeooo:paragraph-rsid="00b3e729"/>
    </style:style>
    <style:style style:name="P115" style:family="paragraph" style:parent-style-name="Standard">
      <style:paragraph-properties fo:margin-left="0cm" fo:margin-right="0cm" fo:text-indent="0cm" style:auto-text-indent="false"/>
      <style:text-properties style:text-underline-style="none" fo:font-weight="bold" officeooo:rsid="007e5168" officeooo:paragraph-rsid="007a9430" style:font-weight-asian="bold" style:font-weight-complex="bold"/>
    </style:style>
    <style:style style:name="P116" style:family="paragraph" style:parent-style-name="Standard">
      <style:paragraph-properties fo:margin-left="0cm" fo:margin-right="0cm" fo:text-indent="0cm" style:auto-text-indent="false" fo:break-before="page"/>
      <style:text-properties officeooo:paragraph-rsid="007a9430"/>
    </style:style>
    <style:style style:name="P117" style:family="paragraph" style:parent-style-name="Standard">
      <style:paragraph-properties fo:margin-left="0cm" fo:margin-right="0cm" fo:text-indent="0cm" style:auto-text-indent="false"/>
      <style:text-properties style:text-underline-style="none" fo:font-weight="bold" officeooo:rsid="007b7ed0" officeooo:paragraph-rsid="007a9430" style:font-weight-asian="bold" style:font-weight-complex="bold"/>
    </style:style>
    <style:style style:name="P118" style:family="paragraph" style:parent-style-name="Standard">
      <style:paragraph-properties fo:margin-left="0cm" fo:margin-right="0cm" fo:text-indent="0cm" style:auto-text-indent="false"/>
      <style:text-properties style:text-underline-style="none" fo:font-weight="normal" officeooo:rsid="00c4062a" officeooo:paragraph-rsid="00c4062a" style:font-weight-asian="normal" style:font-weight-complex="normal"/>
    </style:style>
    <style:style style:name="P119" style:family="paragraph" style:parent-style-name="Standard">
      <style:paragraph-properties fo:margin-left="1.251cm" fo:margin-right="0cm" fo:text-indent="0cm" style:auto-text-indent="false"/>
      <style:text-properties style:text-underline-style="none" fo:font-weight="bold" officeooo:rsid="007b7ed0" officeooo:paragraph-rsid="007a9430" style:font-weight-asian="bold" style:font-weight-complex="bold"/>
    </style:style>
    <style:style style:name="P120" style:family="paragraph" style:parent-style-name="Standard">
      <style:paragraph-properties fo:margin-left="1.251cm" fo:margin-right="0cm" fo:text-indent="0cm" style:auto-text-indent="false"/>
      <style:text-properties style:text-underline-style="none" fo:font-weight="bold" officeooo:rsid="007c7888" officeooo:paragraph-rsid="007c7888" style:font-weight-asian="bold" style:font-weight-complex="bold"/>
    </style:style>
    <style:style style:name="P121" style:family="paragraph" style:parent-style-name="Standard">
      <style:paragraph-properties fo:margin-left="0cm" fo:margin-right="0cm" fo:text-indent="0cm" style:auto-text-indent="false"/>
      <style:text-properties style:text-underline-style="none" fo:font-weight="bold" officeooo:rsid="007c7888" officeooo:paragraph-rsid="007c7888" style:font-weight-asian="bold" style:font-weight-complex="bold"/>
    </style:style>
    <style:style style:name="P122" style:family="paragraph" style:parent-style-name="Standard">
      <style:paragraph-properties fo:margin-left="0cm" fo:margin-right="0cm" fo:text-indent="0cm" style:auto-text-indent="false"/>
      <style:text-properties style:text-underline-style="none" fo:font-weight="normal" officeooo:rsid="00bbe02c" officeooo:paragraph-rsid="00bbe02c" style:font-weight-asian="normal" style:font-weight-complex="normal"/>
    </style:style>
    <style:style style:name="P123" style:family="paragraph" style:parent-style-name="Standard">
      <style:paragraph-properties fo:margin-left="1.251cm" fo:margin-right="0cm" fo:text-indent="0cm" style:auto-text-indent="false"/>
      <style:text-properties style:text-underline-style="none" fo:font-weight="normal" officeooo:rsid="00bbe02c" officeooo:paragraph-rsid="00bbe02c" style:font-weight-asian="normal" style:font-weight-complex="normal"/>
    </style:style>
    <style:style style:name="P124" style:family="paragraph" style:parent-style-name="Standard">
      <style:paragraph-properties fo:margin-left="0cm" fo:margin-right="0cm" fo:text-indent="0cm" style:auto-text-indent="false"/>
      <style:text-properties style:text-underline-style="none" fo:font-weight="normal" officeooo:rsid="00bf4580" officeooo:paragraph-rsid="00bf4580" style:font-weight-asian="normal" style:font-weight-complex="normal"/>
    </style:style>
    <style:style style:name="P125" style:family="paragraph" style:parent-style-name="Standard">
      <style:paragraph-properties fo:margin-left="0cm" fo:margin-right="0cm" fo:text-indent="0cm" style:auto-text-indent="false"/>
      <style:text-properties style:text-underline-style="none" fo:font-weight="normal" officeooo:rsid="00bf5ee5" officeooo:paragraph-rsid="00bf5ee5" style:font-weight-asian="normal" style:font-weight-complex="normal"/>
    </style:style>
    <style:style style:name="P126" style:family="paragraph" style:parent-style-name="Standard">
      <style:paragraph-properties fo:margin-left="0cm" fo:margin-right="0cm" fo:text-indent="0cm" style:auto-text-indent="false"/>
      <style:text-properties style:text-underline-style="none" fo:font-weight="normal" officeooo:rsid="00bf5ee5" officeooo:paragraph-rsid="00c0a45e" style:font-weight-asian="normal" style:font-weight-complex="normal"/>
    </style:style>
    <style:style style:name="P127" style:family="paragraph" style:parent-style-name="Standard">
      <style:paragraph-properties fo:margin-left="0cm" fo:margin-right="0cm" fo:text-indent="0cm" style:auto-text-indent="false"/>
      <style:text-properties style:text-underline-style="none" fo:font-weight="normal" officeooo:rsid="00c0a45e" officeooo:paragraph-rsid="00c0a45e" style:font-weight-asian="normal" style:font-weight-complex="normal"/>
    </style:style>
    <style:style style:name="P128" style:family="paragraph" style:parent-style-name="Standard">
      <style:paragraph-properties fo:margin-left="0cm" fo:margin-right="0cm" fo:text-indent="0cm" style:auto-text-indent="false"/>
      <style:text-properties style:text-underline-style="none" fo:font-weight="normal" officeooo:rsid="0084315f" officeooo:paragraph-rsid="00bf4580" style:font-weight-asian="normal" style:font-weight-complex="normal"/>
    </style:style>
    <style:style style:name="P129" style:family="paragraph" style:parent-style-name="Standard">
      <style:paragraph-properties fo:margin-left="1.251cm" fo:margin-right="0cm" fo:text-indent="0cm" style:auto-text-indent="false"/>
      <style:text-properties style:text-underline-style="none" fo:font-weight="normal" officeooo:rsid="0084315f" officeooo:paragraph-rsid="0084315f" style:font-weight-asian="normal" style:font-weight-complex="normal"/>
    </style:style>
    <style:style style:name="P130" style:family="paragraph" style:parent-style-name="Standard">
      <style:paragraph-properties fo:margin-left="0cm" fo:margin-right="0cm" fo:text-indent="0cm" style:auto-text-indent="false"/>
      <style:text-properties style:text-underline-style="none" fo:font-weight="bold" officeooo:rsid="008b983e" officeooo:paragraph-rsid="008b983e" style:font-weight-asian="bold" style:font-weight-complex="bold"/>
    </style:style>
    <style:style style:name="P131" style:family="paragraph" style:parent-style-name="Standard">
      <style:paragraph-properties fo:margin-left="0cm" fo:margin-right="0cm" fo:text-indent="0cm" style:auto-text-indent="false"/>
      <style:text-properties style:text-underline-style="none" fo:font-weight="normal" officeooo:rsid="008b983e" officeooo:paragraph-rsid="008d23f7" style:font-weight-asian="normal" style:font-weight-complex="normal"/>
    </style:style>
    <style:style style:name="P132" style:family="paragraph" style:parent-style-name="Standard">
      <style:paragraph-properties fo:margin-left="0cm" fo:margin-right="0cm" fo:text-indent="0cm" style:auto-text-indent="false"/>
      <style:text-properties style:text-underline-style="none" fo:font-weight="normal" officeooo:rsid="00c1b395" officeooo:paragraph-rsid="00c1b395" style:font-weight-asian="normal" style:font-weight-complex="normal"/>
    </style:style>
    <style:style style:name="P133" style:family="paragraph" style:parent-style-name="Standard">
      <style:paragraph-properties fo:margin-left="0cm" fo:margin-right="0cm" fo:text-indent="0cm" style:auto-text-indent="false"/>
      <style:text-properties style:text-underline-style="none" fo:font-weight="normal" officeooo:rsid="00c1b395" officeooo:paragraph-rsid="00c351f8" style:font-weight-asian="normal" style:font-weight-complex="normal"/>
    </style:style>
    <style:style style:name="P134" style:family="paragraph" style:parent-style-name="Standard">
      <style:paragraph-properties fo:margin-left="0cm" fo:margin-right="0cm" fo:text-indent="0cm" style:auto-text-indent="false"/>
      <style:text-properties style:text-underline-style="none" fo:font-weight="normal" officeooo:rsid="008d23f7" officeooo:paragraph-rsid="008d23f7" style:font-weight-asian="normal" style:font-weight-complex="normal"/>
    </style:style>
    <style:style style:name="P135" style:family="paragraph" style:parent-style-name="Standard">
      <style:paragraph-properties fo:margin-left="0cm" fo:margin-right="0cm" fo:text-indent="0cm" style:auto-text-indent="false" fo:break-before="page"/>
      <style:text-properties style:text-underline-style="none" fo:font-weight="normal" officeooo:rsid="00c8ccda" officeooo:paragraph-rsid="00c8ccda" style:font-weight-asian="normal" style:font-weight-complex="normal"/>
    </style:style>
    <style:style style:name="P136" style:family="paragraph" style:parent-style-name="Standard">
      <style:paragraph-properties fo:margin-left="0cm" fo:margin-right="0cm" fo:text-indent="0cm" style:auto-text-indent="false"/>
      <style:text-properties style:text-underline-style="none" fo:font-weight="normal" officeooo:rsid="00c8ccda" officeooo:paragraph-rsid="00c8ccda" style:font-weight-asian="normal" style:font-weight-complex="normal"/>
    </style:style>
    <style:style style:name="P137" style:family="paragraph" style:parent-style-name="Standard">
      <style:paragraph-properties fo:margin-left="0cm" fo:margin-right="0cm" fo:text-indent="0cm" style:auto-text-indent="false"/>
      <style:text-properties style:text-underline-style="none" fo:font-weight="normal" officeooo:rsid="00c97855" officeooo:paragraph-rsid="00c97855" style:font-weight-asian="normal" style:font-weight-complex="normal"/>
    </style:style>
    <style:style style:name="P138" style:family="paragraph" style:parent-style-name="Standard">
      <style:paragraph-properties fo:margin-left="0cm" fo:margin-right="0cm" fo:text-indent="0cm" style:auto-text-indent="false"/>
      <style:text-properties style:text-underline-style="none" fo:font-weight="normal" officeooo:rsid="00da6a8c" officeooo:paragraph-rsid="00da6a8c" style:font-weight-asian="normal" style:font-weight-complex="normal"/>
    </style:style>
    <style:style style:name="T1" style:family="text">
      <style:text-properties officeooo:rsid="00981676"/>
    </style:style>
    <style:style style:name="T2" style:family="text">
      <style:text-properties officeooo:rsid="006899d7"/>
    </style:style>
    <style:style style:name="T3" style:family="text">
      <style:text-properties officeooo:rsid="005258b2"/>
    </style:style>
    <style:style style:name="T4" style:family="text">
      <style:text-properties officeooo:rsid="009390e5"/>
    </style:style>
    <style:style style:name="T5" style:family="text">
      <style:text-properties officeooo:rsid="009e133e"/>
    </style:style>
    <style:style style:name="T6" style:family="text">
      <style:text-properties officeooo:rsid="009be5cd"/>
    </style:style>
    <style:style style:name="T7" style:family="text">
      <style:text-properties officeooo:rsid="00256e7d"/>
    </style:style>
    <style:style style:name="T8" style:family="text">
      <style:text-properties fo:font-weight="normal" style:font-weight-asian="normal" style:font-weight-complex="normal"/>
    </style:style>
    <style:style style:name="T9" style:family="text">
      <style:text-properties fo:font-weight="normal" officeooo:rsid="009390e5" style:font-weight-asian="normal" style:font-weight-complex="normal"/>
    </style:style>
    <style:style style:name="T10" style:family="text">
      <style:text-properties fo:font-weight="bold" style:font-weight-asian="bold" style:font-weight-complex="bold"/>
    </style:style>
    <style:style style:name="T11" style:family="text">
      <style:text-properties officeooo:rsid="001c5799"/>
    </style:style>
    <style:style style:name="T12" style:family="text">
      <style:text-properties officeooo:rsid="001aa752"/>
    </style:style>
    <style:style style:name="T13" style:family="text">
      <style:text-properties officeooo:rsid="0048898d"/>
    </style:style>
    <style:style style:name="T14" style:family="text">
      <style:text-properties officeooo:rsid="001f8bcc"/>
    </style:style>
    <style:style style:name="T15" style:family="text">
      <style:text-properties officeooo:rsid="001df005"/>
    </style:style>
    <style:style style:name="T16" style:family="text">
      <style:text-properties officeooo:rsid="0053fd57"/>
    </style:style>
    <style:style style:name="T17" style:family="text">
      <style:text-properties officeooo:rsid="00255228"/>
    </style:style>
    <style:style style:name="T18" style:family="text">
      <style:text-properties officeooo:rsid="0093983f"/>
    </style:style>
    <style:style style:name="T19" style:family="text">
      <style:text-properties fo:font-weight="normal" officeooo:rsid="001aa752" style:font-weight-asian="normal" style:font-weight-complex="normal"/>
    </style:style>
    <style:style style:name="T20" style:family="text">
      <style:text-properties fo:font-weight="normal" officeooo:rsid="00472287" style:font-weight-asian="normal" style:font-weight-complex="normal"/>
    </style:style>
    <style:style style:name="T21" style:family="text">
      <style:text-properties officeooo:rsid="00943d5c"/>
    </style:style>
    <style:style style:name="T22" style:family="text">
      <style:text-properties officeooo:rsid="008b983e"/>
    </style:style>
    <style:style style:name="T23" style:family="text">
      <style:text-properties officeooo:rsid="0047351a"/>
    </style:style>
    <style:style style:name="T24" style:family="text">
      <style:text-properties officeooo:rsid="003ae02c"/>
    </style:style>
    <style:style style:name="T25" style:family="text">
      <style:text-properties officeooo:rsid="003f8afa"/>
    </style:style>
    <style:style style:name="T26" style:family="text">
      <style:text-properties officeooo:rsid="00363bbc"/>
    </style:style>
    <style:style style:name="T27" style:family="text">
      <style:text-properties officeooo:rsid="0033a8a2"/>
    </style:style>
    <style:style style:name="T28" style:family="text">
      <style:text-properties officeooo:rsid="003779e5"/>
    </style:style>
    <style:style style:name="T29" style:family="text">
      <style:text-properties officeooo:rsid="004563be"/>
    </style:style>
    <style:style style:name="T30" style:family="text">
      <style:text-properties officeooo:rsid="0038c49a"/>
    </style:style>
    <style:style style:name="T31" style:family="text">
      <style:text-properties officeooo:rsid="0051067d"/>
    </style:style>
    <style:style style:name="T32" style:family="text">
      <style:text-properties officeooo:rsid="002a128d"/>
    </style:style>
    <style:style style:name="T33" style:family="text">
      <style:text-properties fo:font-weight="normal" officeooo:rsid="00943d5c" style:font-weight-asian="normal" style:font-weight-complex="normal"/>
    </style:style>
    <style:style style:name="T34" style:family="text">
      <style:text-properties officeooo:rsid="004d33c1"/>
    </style:style>
    <style:style style:name="T35" style:family="text">
      <style:text-properties officeooo:rsid="003ec781"/>
    </style:style>
    <style:style style:name="T36" style:family="text">
      <style:text-properties officeooo:rsid="009ecf33"/>
    </style:style>
    <style:style style:name="T37" style:family="text">
      <style:text-properties officeooo:rsid="0042810b"/>
    </style:style>
    <style:style style:name="T38" style:family="text">
      <style:text-properties fo:font-weight="bold" officeooo:rsid="005b90ca" style:font-weight-asian="bold" style:font-weight-complex="bold"/>
    </style:style>
    <style:style style:name="T39" style:family="text">
      <style:text-properties fo:font-weight="bold" officeooo:rsid="001aa752" style:font-weight-asian="bold" style:font-weight-complex="bold"/>
    </style:style>
    <style:style style:name="T40" style:family="text">
      <style:text-properties officeooo:rsid="005594b2"/>
    </style:style>
    <style:style style:name="T41" style:family="text">
      <style:text-properties officeooo:rsid="005736e7"/>
    </style:style>
    <style:style style:name="T42" style:family="text">
      <style:text-properties officeooo:rsid="005e3f2b"/>
    </style:style>
    <style:style style:name="T43" style:family="text">
      <style:text-properties officeooo:rsid="009637a2"/>
    </style:style>
    <style:style style:name="T44" style:family="text">
      <style:text-properties officeooo:rsid="00595a45"/>
    </style:style>
    <style:style style:name="T45" style:family="text">
      <style:text-properties officeooo:rsid="005ce352"/>
    </style:style>
    <style:style style:name="T46" style:family="text">
      <style:text-properties officeooo:rsid="00d98314"/>
    </style:style>
    <style:style style:name="T47" style:family="text">
      <style:text-properties officeooo:rsid="00a03b93"/>
    </style:style>
    <style:style style:name="T48" style:family="text">
      <style:text-properties officeooo:rsid="0062d372"/>
    </style:style>
    <style:style style:name="T49" style:family="text">
      <style:text-properties officeooo:rsid="005b26b2"/>
    </style:style>
    <style:style style:name="T50" style:family="text">
      <style:text-properties officeooo:rsid="00a3aa78"/>
    </style:style>
    <style:style style:name="T51" style:family="text">
      <style:text-properties officeooo:rsid="00d7fff7"/>
    </style:style>
    <style:style style:name="T52" style:family="text">
      <style:text-properties officeooo:rsid="00ac4967"/>
    </style:style>
    <style:style style:name="T53" style:family="text">
      <style:text-properties officeooo:rsid="00d7b9a9"/>
    </style:style>
    <style:style style:name="T54" style:family="text">
      <style:text-properties officeooo:rsid="00a4f291"/>
    </style:style>
    <style:style style:name="T55" style:family="text">
      <style:text-properties officeooo:rsid="00aa77d4"/>
    </style:style>
    <style:style style:name="T56" style:family="text">
      <style:text-properties officeooo:rsid="00764eec"/>
    </style:style>
    <style:style style:name="T57" style:family="text">
      <style:text-properties style:text-underline-style="none" officeooo:rsid="007e5168"/>
    </style:style>
    <style:style style:name="T58" style:family="text">
      <style:text-properties style:text-underline-style="none" officeooo:rsid="00d7fff7"/>
    </style:style>
    <style:style style:name="T59" style:family="text">
      <style:text-properties style:text-underline-style="none"/>
    </style:style>
    <style:style style:name="T60" style:family="text">
      <style:text-properties fo:color="#000000" loext:opacity="100%" style:text-outline="false" style:text-line-through-style="none" style:text-line-through-type="none" style:font-name="Liberation Serif" fo:font-size="12pt" fo:font-style="normal" fo:text-shadow="none" style:text-underline-style="none" fo:font-weight="normal" officeooo:rsid="01534c7b" style:font-size-asian="12pt" style:font-style-asian="normal" style:font-weight-asian="normal" style:font-size-complex="12pt" style:font-style-complex="normal" style:font-weight-complex="normal" style:text-overline-style="none" style:text-overline-color="font-color"/>
    </style:style>
    <style:style style:name="T61" style:family="text">
      <style:text-properties officeooo:rsid="01534c7b"/>
    </style:style>
    <style:style style:name="T62" style:family="text">
      <style:text-properties officeooo:rsid="0154dc7b"/>
    </style:style>
    <style:style style:name="T63" style:family="text">
      <style:text-properties officeooo:rsid="015650ca"/>
    </style:style>
    <style:style style:name="T64" style:family="text">
      <style:text-properties officeooo:rsid="00aefd18"/>
    </style:style>
    <style:style style:name="T65" style:family="text">
      <style:text-properties fo:font-weight="bold" officeooo:rsid="00760d41" style:font-weight-asian="bold" style:font-weight-complex="bold"/>
    </style:style>
    <style:style style:name="T66" style:family="text">
      <style:text-properties fo:font-weight="bold" officeooo:rsid="00d7fff7" style:font-weight-asian="bold" style:font-weight-complex="bold"/>
    </style:style>
    <style:style style:name="T67" style:family="text">
      <style:text-properties fo:font-weight="bold" officeooo:rsid="006899d7" style:font-weight-asian="bold" style:font-weight-complex="bold"/>
    </style:style>
    <style:style style:name="T68" style:family="text">
      <style:text-properties officeooo:rsid="00b74875"/>
    </style:style>
    <style:style style:name="T69" style:family="text">
      <style:text-properties officeooo:rsid="00b050f6"/>
    </style:style>
    <style:style style:name="T70" style:family="text">
      <style:text-properties officeooo:rsid="00691ffb"/>
    </style:style>
    <style:style style:name="T71" style:family="text">
      <style:text-properties officeooo:rsid="0071bb3e"/>
    </style:style>
    <style:style style:name="T72" style:family="text">
      <style:text-properties officeooo:rsid="006ab0a8"/>
    </style:style>
    <style:style style:name="T73" style:family="text">
      <style:text-properties officeooo:rsid="00b2a6f5"/>
    </style:style>
    <style:style style:name="T74" style:family="text">
      <style:text-properties officeooo:rsid="00b24c18"/>
    </style:style>
    <style:style style:name="T75" style:family="text">
      <style:text-properties style:text-underline-style="none" fo:font-weight="bold" officeooo:rsid="007e5168" style:font-weight-asian="bold" style:font-weight-complex="bold"/>
    </style:style>
    <style:style style:name="T76" style:family="text">
      <style:text-properties style:text-underline-style="none" fo:font-weight="bold" officeooo:rsid="00d7fff7" style:font-weight-asian="bold" style:font-weight-complex="bold"/>
    </style:style>
    <style:style style:name="T77" style:family="text">
      <style:text-properties style:text-underline-style="none" fo:font-weight="bold" officeooo:rsid="007b7ed0" style:font-weight-asian="bold" style:font-weight-complex="bold"/>
    </style:style>
    <style:style style:name="T78" style:family="text">
      <style:text-properties officeooo:rsid="007e99a5"/>
    </style:style>
    <style:style style:name="T79" style:family="text">
      <style:text-properties officeooo:rsid="00bbe02c"/>
    </style:style>
    <style:style style:name="T80" style:family="text">
      <style:text-properties officeooo:rsid="00bcd99c"/>
    </style:style>
    <style:style style:name="T81" style:family="text">
      <style:text-properties officeooo:rsid="00bf4580"/>
    </style:style>
    <style:style style:name="T82" style:family="text">
      <style:text-properties officeooo:rsid="00bfde30"/>
    </style:style>
    <style:style style:name="T83" style:family="text">
      <style:text-properties officeooo:rsid="00c0a45e"/>
    </style:style>
    <style:style style:name="T84" style:family="text">
      <style:text-properties officeooo:rsid="00c1b395"/>
    </style:style>
    <style:style style:name="T85" style:family="text">
      <style:text-properties officeooo:rsid="008e12b6"/>
    </style:style>
    <style:style style:name="T86" style:family="text">
      <style:text-properties officeooo:rsid="008d23f7"/>
    </style:style>
    <style:style style:name="T87" style:family="text">
      <style:text-properties officeooo:rsid="008ef0b9"/>
    </style:style>
    <style:style style:name="T88" style:family="text">
      <style:text-properties officeooo:rsid="00c4062a"/>
    </style:style>
    <style:style style:name="T89" style:family="text">
      <style:text-properties officeooo:rsid="00c351f8"/>
    </style:style>
    <style:style style:name="T90" style:family="text">
      <style:text-properties officeooo:rsid="00ccd078"/>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CB_111000_V<text:span text:style-name="T1">3</text:span>: <text:span text:style-name="T2">Getting a new pcb up and running</text:span></text:p>
      <text:p text:style-name="P2"/>
      <text:p text:style-name="P3"><text:span text:style-name="T3">1.<text:tab/></text:span>Introduction</text:p>
      <text:p text:style-name="P4"/>
      <text:p text:style-name="P4">PCB_111000_V<text:span text:style-name="T4">3</text:span> is a development of PCB_111000<text:span text:style-name="T4">_V2</text:span>.</text:p>
      <text:p text:style-name="P5">Both pcbs are loaded with <text:span text:style-name="T5">two Atmega 328 devices rather than one Atmega328 and one Atmega168. </text:span></text:p>
      <text:p text:style-name="P6"><text:tab/></text:p>
      <text:p text:style-name="P6"><text:span text:style-name="T5"><text:tab/>The first</text:span> Atmega <text:span text:style-name="T4">328</text:span> hosts user projects <text:span text:style-name="T4">(The user device).</text:span></text:p>
      <text:p text:style-name="P5"/>
      <text:p text:style-name="P5"><text:tab/><text:span text:style-name="T5">The second</text:span> 328 <text:span text:style-name="T4">(the mini-OS device) </text:span>hosts a mini-OS which:</text:p>
      <text:p text:style-name="P5"><text:tab/><text:tab/>Drives an 8 digit display</text:p>
      <text:p text:style-name="P5"><text:tab/><text:tab/><text:span text:style-name="T5">Includes</text:span> a<text:span text:style-name="T5">n Atmega</text:span> <text:span text:style-name="T5">programmer</text:span> t<text:span text:style-name="T5">o</text:span> programs the <text:span text:style-name="T6">user device.</text:span></text:p>
      <text:p text:style-name="P5"><text:tab/><text:tab/>Provides a variety of services for use by user projects</text:p>
      <text:p text:style-name="P5"/>
      <text:p text:style-name="P4"/>
      <text:p text:style-name="P4">PCB initialisation is carried out using <text:span text:style-name="T7">the following</text:span> Arduino sketches</text:p>
      <text:p text:style-name="P7"><text:tab/>UNO_PCB_111000_V3_programmer <text:tab/><text:span text:style-name="T4">(was </text:span>8_UNO_AVR_programmer_V3<text:span text:style-name="T4">)</text:span></text:p>
      <text:p text:style-name="P8"><text:tab/><text:span text:style-name="T8">mini_OS programmer<text:tab/><text:tab/><text:tab/><text:tab/></text:span><text:span text:style-name="T9">(was </text:span><text:span text:style-name="T8">5_Project_pcb_168_V2.30_Arduino_V2</text:span><text:span text:style-name="T9">)</text:span></text:p>
      <text:p text:style-name="P5"/>
      <text:p text:style-name="P9"><text:span text:style-name="T3">2.<text:tab/></text:span>Setting up PCB-111000_V2: <text:span text:style-name="T5">Basic steps</text:span></text:p>
      <text:p text:style-name="P9"/>
      <text:p text:style-name="P10"><text:span text:style-name="T10">Step 1</text:span><text:tab/><text:span text:style-name="T11">The PCB is loaded with all components except the displays and the Atmega devices</text:span></text:p>
      <text:p text:style-name="P5"/>
      <text:p text:style-name="P11">Step 2</text:p>
      <text:p text:style-name="P12">Open the sketch “<text:span text:style-name="T12">UNO_PCB_111000_V3_programmer</text:span>”. Under Tool<text:span text:style-name="T5">s</text:span>/Board select Arduino UNO. Connect the UNO to the PC check the port number and upload the sketch. </text:p>
      <text:p text:style-name="P13"/>
      <text:p text:style-name="P11">Step 3</text:p>
      <text:p text:style-name="P13"><text:span text:style-name="T13">Close the sketch assemble the HW (see section 3) and with the aid of the </text:span><text:a xlink:type="simple" xlink:href="mailto:Br@y" text:style-name="Internet_20_link" text:visited-style-name="Visited_20_Internet_20_Link"><text:span text:style-name="T13">Br@y</text:span></text:a><text:span text:style-name="T13">++ terminal emulator </text:span>use <text:span text:style-name="T12">th</text:span>e UNO<text:span text:style-name="T12"> </text:span>to<text:span text:style-name="T12">:</text:span></text:p>
      <text:p text:style-name="P14"><text:span text:style-name="T11"><text:tab/>Upload “</text:span><text:span text:style-name="T8">mini_OS programmer</text:span>” <text:span text:style-name="T14">to the </text:span><text:span text:style-name="T4">user device</text:span></text:p>
      <text:p text:style-name="P15"><text:tab/><text:span text:style-name="T11">Calibrate it’s internal RC oscillator</text:span></text:p>
      <text:p text:style-name="P15"><text:tab/><text:span text:style-name="T15">Allow the </text:span><text:span text:style-name="T4">user device</text:span><text:span text:style-name="T15"> to run so that it can upload string data to its EEPROM.</text:span></text:p>
      <text:p text:style-name="P16">Note:</text:p>
      <text:p text:style-name="P16">Terminal emulator <text:span text:style-name="T14">runs at 38.4KB and uses default settings.</text:span></text:p>
      <text:p text:style-name="P17">See section 4 for more details.</text:p>
      <text:p text:style-name="P5"/>
      <text:p text:style-name="P13"><text:span text:style-name="T10">Step 4</text:span><text:tab/><text:tab/>Load the <text:span text:style-name="T4">user </text:span>device onto the PCB11100<text:span text:style-name="T16">0</text:span><text:span text:style-name="T4">_V3</text:span><text:span text:style-name="T16"> and test, then add the </text:span><text:span text:style-name="T4">mini-OS device</text:span><text:span text:style-name="T16">.</text:span></text:p>
      <text:p text:style-name="P18"/>
      <text:p text:style-name="P11">Step 5 </text:p>
      <text:p text:style-name="P19"><text:span text:style-name="T7">Run </text:span>“<text:span text:style-name="T8">mini_OS programmer</text:span>” <text:span text:style-name="T17">under the control of </text:span><text:a xlink:type="simple" xlink:href="mailto:Br@y" text:style-name="Internet_20_link" text:visited-style-name="Visited_20_Internet_20_Link"><text:span text:style-name="T17">Br@y</text:span></text:a><text:span text:style-name="T17">++ to setup the </text:span><text:span text:style-name="T18">mini-OS device</text:span><text:span text:style-name="T17"> (See section 5 for more details) by:</text:span></text:p>
      <text:p text:style-name="P18"><text:tab/><text:span text:style-name="T17">Uploading the mini-OS to its flash</text:span></text:p>
      <text:p text:style-name="P13"><text:tab/><text:span text:style-name="T12">Checking the calibration of its internal RC oscillator. </text:span></text:p>
      <text:p text:style-name="P20"><text:tab/><text:span text:style-name="T17">Uploading the “Hello world” strings to its EEPROM</text:span></text:p>
      <text:p text:style-name="P21"><text:span text:style-name="T10">Step 6</text:span><text:tab/><text:tab/>Overwrite <text:span text:style-name="T12">“</text:span><text:span text:style-name="T19">mini_OS programmer</text:span><text:span text:style-name="T12">” </text:span>with user projects.</text:p>
      <text:p text:style-name="P22">(See sections 6 and 7.)</text:p>
      <text:p text:style-name="P22"/>
      <text:p text:style-name="P22"><text:span text:style-name="T10">Step 7</text:span> <text:tab/><text:tab/>U<text:span text:style-name="T20">pgrade the mini_OS </text:span><text:span text:style-name="T8">if necessary (See section 8).</text:span></text:p>
      <text:p text:style-name="P23"/>
      <text:p text:style-name="P23"><text:soft-page-break/></text:p>
      <text:p text:style-name="P23"><text:span text:style-name="T3">3.<text:tab/></text:span>Hardware (HW) details</text:p>
      <text:p text:style-name="P24"/>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table:number-rows-spanned="13" office:value-type="string">
            <text:p text:style-name="P25"><draw:frame draw:style-name="fr1" draw:name="Image1" text:anchor-type="paragraph" svg:width="10.795cm" svg:height="5.23cm" draw:z-index="0"><draw:image xlink:href="Pictures/1000000000000A12000004E1922B6EAA.jpg" xlink:type="simple" xlink:show="embed" xlink:actuate="onLoad" draw:mime-type="image/jpeg"/></draw:frame>UNO used to program the <text:span text:style-name="T21">user device</text:span> before it is soldered onto the PCB111000_V<text:span text:style-name="T21">3</text:span></text:p>
            <text:p text:style-name="P26">Note: Atmega328 pin numbers given for a DIP28 device</text:p>
            <text:p text:style-name="P27"><text:span text:style-name="T22">U</text:span>pload <text:span text:style-name="T23">“</text:span><text:span text:style-name="T12">UNO_PCB_111000_V3_programmer</text:span><text:span text:style-name="T23">” </text:span>sketch <text:span text:style-name="T22">before placing the </text:span><text:span text:style-name="T21">user device</text:span></text:p>
          </table:table-cell>
          <table:table-cell table:style-name="Table2.A1" table:number-columns-spanned="3" office:value-type="string">
            <text:p text:style-name="P28">UNO</text:p>
          </table:table-cell>
          <table:covered-table-cell/>
          <table:covered-table-cell/>
          <table:table-cell table:style-name="Table2.E1" office:value-type="string">
            <text:p text:style-name="P29">Plug-in pcb </text:p>
          </table:table-cell>
        </table:table-row>
        <table:table-row>
          <table:covered-table-cell table:style-name="Table2.A1"/>
          <table:table-cell table:style-name="Table2.B2" office:value-type="string">
            <text:p text:style-name="P28"><text:span text:style-name="T24">UNO </text:span>Pin</text:p>
          </table:table-cell>
          <table:table-cell table:style-name="Table2.B2" table:number-columns-spanned="2" office:value-type="string">
            <text:p text:style-name="P30">Atmega 328</text:p>
          </table:table-cell>
          <table:covered-table-cell/>
          <table:table-cell table:style-name="Table2.E2" office:value-type="string">
            <text:p text:style-name="P31">User device</text:p>
          </table:table-cell>
        </table:table-row>
        <table:table-row>
          <table:covered-table-cell table:style-name="Table2.A1"/>
          <table:table-cell table:style-name="Table2.B2" office:value-type="string">
            <text:p text:style-name="P28"/>
          </table:table-cell>
          <table:table-cell table:style-name="Table2.B2" office:value-type="string">
            <text:p text:style-name="P30">Pin</text:p>
          </table:table-cell>
          <table:table-cell table:style-name="Table2.B2" office:value-type="string">
            <text:p text:style-name="P30">Function</text:p>
          </table:table-cell>
          <table:table-cell table:style-name="Table2.E2" office:value-type="string">
            <text:p text:style-name="P28">Pin</text:p>
          </table:table-cell>
        </table:table-row>
        <table:table-row>
          <table:covered-table-cell table:style-name="Table2.A1"/>
          <table:table-cell table:style-name="Table2.B2" office:value-type="string">
            <text:p text:style-name="P28">0 <text:span text:style-name="T24">(Rx)</text:span></text:p>
          </table:table-cell>
          <table:table-cell table:style-name="Table2.B2" office:value-type="string">
            <text:p text:style-name="P32">2</text:p>
          </table:table-cell>
          <table:table-cell table:style-name="Table2.B2" office:value-type="string">
            <text:p text:style-name="P33">RXD</text:p>
          </table:table-cell>
          <table:table-cell table:style-name="Table2.E2" office:value-type="string">
            <text:p text:style-name="P28">2</text:p>
          </table:table-cell>
        </table:table-row>
        <table:table-row>
          <table:covered-table-cell table:style-name="Table2.A1"/>
          <table:table-cell table:style-name="Table2.B2" office:value-type="string">
            <text:p text:style-name="P28">1 <text:span text:style-name="T24">(Tx)</text:span></text:p>
          </table:table-cell>
          <table:table-cell table:style-name="Table2.B2" office:value-type="string">
            <text:p text:style-name="P32">3</text:p>
          </table:table-cell>
          <table:table-cell table:style-name="Table2.B2" office:value-type="string">
            <text:p text:style-name="P33">TXD</text:p>
          </table:table-cell>
          <table:table-cell table:style-name="Table2.E2" office:value-type="string">
            <text:p text:style-name="P28">3</text:p>
          </table:table-cell>
        </table:table-row>
        <table:table-row>
          <table:covered-table-cell table:style-name="Table2.A1"/>
          <table:table-cell table:style-name="Table2.B2" office:value-type="string">
            <text:p text:style-name="P28"/>
          </table:table-cell>
          <table:table-cell table:style-name="Table2.B2" office:value-type="string">
            <text:p text:style-name="P32"/>
          </table:table-cell>
          <table:table-cell table:style-name="Table2.B2" office:value-type="string">
            <text:p text:style-name="P33"/>
          </table:table-cell>
          <table:table-cell table:style-name="Table2.E2" office:value-type="string">
            <text:p text:style-name="P34"/>
          </table:table-cell>
        </table:table-row>
        <table:table-row>
          <table:covered-table-cell table:style-name="Table2.A1"/>
          <table:table-cell table:style-name="Table2.B2" office:value-type="string">
            <text:p text:style-name="P28">11</text:p>
          </table:table-cell>
          <table:table-cell table:style-name="Table2.B2" office:value-type="string">
            <text:p text:style-name="P32">17</text:p>
          </table:table-cell>
          <table:table-cell table:style-name="Table2.B2" office:value-type="string">
            <text:p text:style-name="P33">MOSI</text:p>
          </table:table-cell>
          <table:table-cell table:style-name="Table2.E2" office:value-type="string">
            <text:p text:style-name="P30">17</text:p>
          </table:table-cell>
        </table:table-row>
        <table:table-row>
          <table:covered-table-cell table:style-name="Table2.A1"/>
          <table:table-cell table:style-name="Table2.B2" office:value-type="string">
            <text:p text:style-name="P28">12</text:p>
          </table:table-cell>
          <table:table-cell table:style-name="Table2.B2" office:value-type="string">
            <text:p text:style-name="P32">18</text:p>
          </table:table-cell>
          <table:table-cell table:style-name="Table2.B2" office:value-type="string">
            <text:p text:style-name="P33">MISO</text:p>
          </table:table-cell>
          <table:table-cell table:style-name="Table2.E2" office:value-type="string">
            <text:p text:style-name="P30">18</text:p>
          </table:table-cell>
        </table:table-row>
        <table:table-row>
          <table:covered-table-cell table:style-name="Table2.A1"/>
          <table:table-cell table:style-name="Table2.B2" office:value-type="string">
            <text:p text:style-name="P28">13</text:p>
          </table:table-cell>
          <table:table-cell table:style-name="Table2.B2" office:value-type="string">
            <text:p text:style-name="P32">19</text:p>
          </table:table-cell>
          <table:table-cell table:style-name="Table2.B2" office:value-type="string">
            <text:p text:style-name="P33">SCK</text:p>
          </table:table-cell>
          <table:table-cell table:style-name="Table2.E2" office:value-type="string">
            <text:p text:style-name="P30">19</text:p>
          </table:table-cell>
        </table:table-row>
        <table:table-row>
          <table:covered-table-cell table:style-name="Table2.A1"/>
          <table:table-cell table:style-name="Table2.B2" office:value-type="string">
            <text:p text:style-name="P28">A3</text:p>
          </table:table-cell>
          <table:table-cell table:style-name="Table2.B2" office:value-type="string">
            <text:p text:style-name="P32">26</text:p>
          </table:table-cell>
          <table:table-cell table:style-name="Table2.B2" office:value-type="string">
            <text:p text:style-name="P33">PC3</text:p>
          </table:table-cell>
          <table:table-cell table:style-name="Table2.E2" office:value-type="string">
            <text:p text:style-name="P30">1 <text:span text:style-name="T25">(Reset)</text:span></text:p>
          </table:table-cell>
        </table:table-row>
        <table:table-row>
          <table:covered-table-cell table:style-name="Table2.A1"/>
          <table:table-cell table:style-name="Table2.B2" office:value-type="string">
            <text:p text:style-name="P28">GND</text:p>
          </table:table-cell>
          <table:table-cell table:style-name="Table2.B2" office:value-type="string">
            <text:p text:style-name="P34"/>
          </table:table-cell>
          <table:table-cell table:style-name="Table2.B2" office:value-type="string">
            <text:p text:style-name="P34"/>
          </table:table-cell>
          <table:table-cell table:style-name="Table2.E2" office:value-type="string">
            <text:p text:style-name="P30">8, 22</text:p>
          </table:table-cell>
        </table:table-row>
        <table:table-row>
          <table:covered-table-cell table:style-name="Table2.A1"/>
          <table:table-cell table:style-name="Table2.B2" office:value-type="string">
            <text:p text:style-name="P28">5V</text:p>
          </table:table-cell>
          <table:table-cell table:style-name="Table2.B2" office:value-type="string">
            <text:p text:style-name="P34"/>
          </table:table-cell>
          <table:table-cell table:style-name="Table2.B2" office:value-type="string">
            <text:p text:style-name="P34"/>
          </table:table-cell>
          <table:table-cell table:style-name="Table2.E2" office:value-type="string">
            <text:p text:style-name="P30">7,20</text:p>
          </table:table-cell>
        </table:table-row>
        <table:table-row>
          <table:covered-table-cell table:style-name="Table2.A1"/>
          <table:table-cell table:style-name="Table2.B2" office:value-type="string">
            <text:p text:style-name="P28">8</text:p>
          </table:table-cell>
          <table:table-cell table:style-name="Table2.B2" office:value-type="string">
            <text:p text:style-name="P32">14</text:p>
          </table:table-cell>
          <table:table-cell table:style-name="Table2.B2" office:value-type="string">
            <text:p text:style-name="P35">PB0</text:p>
          </table:table-cell>
          <table:table-cell table:style-name="Table2.E2" office:value-type="string">
            <text:p text:style-name="P36">LED driver</text:p>
          </table:table-cell>
        </table:table-row>
      </table:table>
      <text:p text:style-name="P37"/>
      <text:p text:style-name="P38"/>
      <text:p text:style-name="P39"><text:span text:style-name="T3">4.<text:tab/></text:span>Driving “<text:span text:style-name="T12">UNO_PCB_111000_V3_programmer”</text:span></text:p>
      <text:p text:style-name="P40"/>
      <text:p text:style-name="P41">Having uploaded the sketch to a UNO open <text:a xlink:type="simple" xlink:href="mailto:Br@y" text:style-name="Internet_20_link" text:visited-style-name="Visited_20_Internet_20_Link"><text:span text:style-name="T17">Br@y</text:span></text:a><text:span text:style-name="T17">++ </text:span>and set it up as follows:</text:p>
      <text:p text:style-name="P41"><text:tab/>8 data bits, 1 stop bit, no parity or handshaking and a baud rate of 38.4KB</text:p>
      <text:p text:style-name="P41"/>
      <text:p text:style-name="P41">Click on “scan” to identify the comm port and then click on connect:</text:p>
      <text:p text:style-name="P41"/>
      <text:p text:style-name="P41">The following user prompt should be generated:</text:p>
      <text:p text:style-name="P41"><text:tab/><text:span text:style-name="T26"><text:tab/>“s <text:s/>s <text:s/>s <text:s/>s <text:s/>s <text:s/>s <text:s/>s…………….”</text:span></text:p>
      <text:p text:style-name="P41"/>
      <text:p text:style-name="P42">Step 1<text:tab/><text:tab/><text:span text:style-name="T27">Click mouse pointer in the text box (at the bottom of the </text:span><text:a xlink:type="simple" xlink:href="mailto:Br@y" text:style-name="Internet_20_link" text:visited-style-name="Visited_20_Internet_20_Link"><text:span text:style-name="T27">Br@y</text:span></text:a><text:span text:style-name="T27">++ window) and</text:span></text:p>
      <text:p text:style-name="P43"><text:tab/><text:tab/><text:span text:style-name="T27">p</text:span>ress -s- to get </text:p>
      <text:p text:style-name="P43"><text:tab/><text:tab/>“Atmega <text:span text:style-name="T21">328</text:span> detected.</text:p>
      <text:p text:style-name="P44"><text:tab/><text:tab/>Press -p- to program flash, -r- to run target, -d- to clear the target EEPROM or -x- to <text:tab/><text:tab/>escape.”</text:p>
      <text:p text:style-name="P45"/>
      <text:p text:style-name="P46">Step <text:span text:style-name="T28">2</text:span><text:tab/><text:tab/>Press -p- <text:span text:style-name="T29">and s</text:span>end “<text:span text:style-name="T19">mini_OS programmer</text:span>”</text:p>
      <text:p text:style-name="P45"/>
      <text:p text:style-name="P45">Step <text:span text:style-name="T28">3</text:span><text:tab/><text:tab/>Follow instructions to Cal device <text:span text:style-name="T29">then g</text:span>et<text:span text:style-name="T30"> user prompt “P/S <text:s text:c="3"/>P/S <text:s text:c="3"/>P/S………….”</text:span></text:p>
      <text:p text:style-name="P45"/>
      <text:p text:style-name="P45">Step <text:span text:style-name="T28">4</text:span><text:tab/><text:tab/><text:span text:style-name="T29">P</text:span>ress -s-, <text:span text:style-name="T30">change bit rate when asked and send Text_files\</text:span>on-chip_strings.<text:span text:style-name="T31">txt</text:span></text:p>
      <text:p text:style-name="P45"/>
      <text:p text:style-name="P45"/>
      <text:p text:style-name="P47"><text:span text:style-name="T10">A bug<text:tab/></text:span><text:tab/>Sometimes random text following programming. Power cycle and reprogram.</text:p>
      <text:p text:style-name="P48"/>
      <text:p text:style-name="P48">Optional steps</text:p>
      <text:p text:style-name="P49">At P/S prompt <text:span text:style-name="T30">p</text:span>ress -<text:span text:style-name="T32">v</text:span>- to get program name plus version <text:tab/>“<text:span text:style-name="T19">mini_OS programmer</text:span><text:span text:style-name="T33">_V1</text:span>”</text:p>
      <text:p text:style-name="P48"/>
      <text:p text:style-name="P50">Reset UNO <text:span text:style-name="T34">and change the BR to 38.4kB </text:span>to restore <text:span text:style-name="T26">user prompt<text:tab/>“s <text:s/>s <text:s/>s <text:s/>s <text:s/>s <text:s/>s <text:s/>s…………….”</text:span></text:p>
      <text:p text:style-name="P51">Press -<text:span text:style-name="T35">s</text:span>- <text:span text:style-name="T35">then </text:span>-d- to clear “<text:span text:style-name="T26">on-chip_strings” </text:span>and cal bytes from <text:span text:style-name="T36">the user device</text:span> EEPROM</text:p>
      <text:p text:style-name="P50"><text:soft-page-break/></text:p>
      <text:p text:style-name="P50">Reset UNO to restore <text:span text:style-name="T26">user prompt<text:tab/>“s <text:s/>s <text:s/>s <text:s/>s <text:s/>s <text:s/>s <text:s/>s…………….”</text:span></text:p>
      <text:p text:style-name="P50">Press -s- then -t- to recalibrate the Atmega 328 and restore user prompt “P/S <text:s text:c="3"/>P/S…...…”</text:p>
      <text:p text:style-name="P50"/>
      <text:p text:style-name="P50">Reset UNO to restore <text:span text:style-name="T26">user prompt<text:tab/>“s <text:s/>s <text:s/>s <text:s/>s <text:s/>s <text:s/>s <text:s/>s…………….”</text:span></text:p>
      <text:p text:style-name="P50">Press -s- then -r- to restore user prompt “P/S <text:s text:c="3"/>P/S <text:s text:c="3"/>P/S………….”</text:p>
      <text:p text:style-name="P50"/>
      <text:p text:style-name="P52">Press -s- and reprogram the on-chip strings</text:p>
      <text:p text:style-name="P52"/>
      <text:p text:style-name="P50">Reset UNO to restore <text:span text:style-name="T26">user prompt<text:tab/>“s <text:s/>s <text:s/>s <text:s/>s <text:s/>s <text:s/>s <text:s/>s…………….”</text:span></text:p>
      <text:p text:style-name="P53">Press -s- then -x- to escape</text:p>
      <text:p text:style-name="P51"/>
      <text:p text:style-name="P51">Reprogram the <text:span text:style-name="T36">user device</text:span> and note that it now <text:span text:style-name="T37">offers a re</text:span>calibration</text:p>
      <text:p text:style-name="P54"/>
      <text:p text:style-name="P55"/>
      <text:p text:style-name="P56"><text:span text:style-name="T38">5<text:tab/></text:span><text:span text:style-name="T10">Driving “</text:span><text:span text:style-name="T39">mini_OS programmer”</text:span> </text:p>
      <text:p text:style-name="P57"/>
      <text:p text:style-name="P58">5.1<text:tab/>Add the <text:span text:style-name="T6">user device</text:span></text:p>
      <text:p text:style-name="P59">Solder the <text:span text:style-name="T21">User device</text:span> to the PCB-111000_V<text:span text:style-name="T36">3</text:span>.</text:p>
      <text:p text:style-name="P60">Press the DPDT switch left </text:p>
      <text:p text:style-name="P59"><text:span text:style-name="T40">C</text:span>onnect the pcb to a PC running <text:a xlink:type="simple" xlink:href="mailto:Br@y" text:style-name="Internet_20_link" text:visited-style-name="Visited_20_Internet_20_Link">Br@y</text:a>++ <text:span text:style-name="T41">running at 57.6KB.</text:span></text:p>
      <text:p text:style-name="P59"><text:span text:style-name="T40">Check the port and t</text:span>he user prompt “P/S <text:s text:c="2"/>P/S <text:s text:c="2"/>P/S…………..” <text:span text:style-name="T40">should be generated.</text:span></text:p>
      <text:p text:style-name="P59">Press -p- and the response TTND (Target not detected) <text:span text:style-name="T40">should also</text:span> be generated.</text:p>
      <text:p text:style-name="P61">This confirms that the USB port is working correctly.</text:p>
      <text:p text:style-name="P61"/>
      <text:p text:style-name="P58">5.2<text:tab/>Add the <text:span text:style-name="T6">mini-OS device</text:span></text:p>
      <text:p text:style-name="P60">Solder on the <text:span text:style-name="T21">mini-OS</text:span> <text:span text:style-name="T21">device </text:span><text:span text:style-name="T41">and press -p- again to generate the prompt:</text:span></text:p>
      <text:p text:style-name="P60">“ATMEGA 328 detected</text:p>
      <text:p text:style-name="P60">Press -P- to send a program file -E- to send a text file (or X to escape).</text:p>
      <text:p text:style-name="P60">p/e <text:s text:c="3"/>p/e <text:s text:c="3"/>p/e <text:s text:c="3"/>p/e <text:s text:c="3"/>p/e <text:s text:c="3"/>p/e…..”</text:p>
      <text:p text:style-name="P62"/>
      <text:p text:style-name="P58">5.3<text:tab/>Upload the mini-OS <text:span text:style-name="T36">hex file</text:span></text:p>
      <text:p text:style-name="P62">Press -p- and send</text:p>
      <text:p text:style-name="P62">PCB_111000_V3\mini-OS_HEX_files\mini_OS_CC_display.hex</text:p>
      <text:p text:style-name="P62">When the LED stops flashing send pcb_bootloader_CC.hex</text:p>
      <text:p text:style-name="P62"/>
      <text:p text:style-name="P63">Note: This assumes that Common Cathode displays are to be used. <text:s/>Similar file<text:span text:style-name="T42">s</text:span> are present for Common Anode displays.</text:p>
      <text:p text:style-name="P62"/>
      <text:p text:style-name="P58">5.4<text:tab/>Auto cal the <text:span text:style-name="T43">mini-OS device</text:span></text:p>
      <text:p text:style-name="P62">Follow instructions to auto cal the <text:span text:style-name="T36">mini-OS device</text:span> and restore the “P/S……” prompt.</text:p>
      <text:p text:style-name="P62"/>
      <text:p text:style-name="P58">5.5<text:tab/>Upload the “Hello_world” file to the <text:span text:style-name="T6">mini-OS device</text:span> EEPROM</text:p>
      <text:p text:style-name="P62">Press -p- <text:span text:style-name="T44">then</text:span> -e- <text:span text:style-name="T44">then -w- <text:s text:c="3"/>and send “Text_files\Hello_world.txt several times as requested.</text:span></text:p>
      <text:p text:style-name="P64">Finally press any key to read back the file from EEPROM.</text:p>
      <text:p text:style-name="P59"/>
      <text:p text:style-name="P58"><text:span text:style-name="T45">6.</text:span><text:tab/>Run <text:span text:style-name="T46">two </text:span>simple User Project<text:span text:style-name="T46">s</text:span></text:p>
      <text:p text:style-name="P65">6A To test programmer</text:p>
      <text:p text:style-name="P66">Press the DPDT switch <text:span text:style-name="T44">right</text:span> <text:span text:style-name="T44">to get the “p/</text:span><text:span text:style-name="T36">g</text:span><text:span text:style-name="T44"> <text:s text:c="2"/>p/</text:span><text:span text:style-name="T36">g</text:span><text:span text:style-name="T44"> <text:s text:c="2"/>p/</text:span><text:span text:style-name="T36">g</text:span><text:span text:style-name="T44"> …...” (May need to press the pcb reset switch.)</text:span></text:p>
      <text:p text:style-name="P67"><text:soft-page-break/>Press -p- and send </text:p>
      <text:p text:style-name="P67">PCB_111000_V3<text:span text:style-name="T47">\setup_projects\First_test_proj\First_test_proj.ino.standard.hex</text:span></text:p>
      <text:p text:style-name="P67"/>
      <text:p text:style-name="P68">At the <text:span text:style-name="T44"><text:s/>“p/</text:span><text:span text:style-name="T6">g</text:span><text:span text:style-name="T44"> <text:s text:c="2"/>p/</text:span><text:span text:style-name="T6">g</text:span><text:span text:style-name="T44"> <text:s text:c="2"/>p/</text:span><text:span text:style-name="T6">g</text:span><text:span text:style-name="T44"> …...” </text:span>prompt press -<text:span text:style-name="T6">g</text:span>- and operate the DPDT switch. </text:p>
      <text:p text:style-name="P68">A <text:span text:style-name="T48">column of numbers will be printed out</text:span>.</text:p>
      <text:p text:style-name="P68">Press sw<text:span text:style-name="T48">1</text:span> <text:span text:style-name="T48">to repeat</text:span>.</text:p>
      <text:p text:style-name="P68"/>
      <text:p text:style-name="P65">6B To test the I2C bus</text:p>
      <text:p text:style-name="P69">Send <text:span text:style-name="T49">PCB_111000_V3</text:span>\setup_projects\Get_mini_OS_version\Get_mini_OS_version.hex</text:p>
      <text:p text:style-name="P70">Press x at the p/g prompt and then 3 to download hello world messages.</text:p>
      <text:p text:style-name="P71"/>
      <text:p text:style-name="P72"><text:span text:style-name="T46">If these projects ruin as expected </text:span>the displays can <text:span text:style-name="T46">now safely </text:span>be added.</text:p>
      <text:p text:style-name="P68"/>
      <text:p text:style-name="P73"><text:span text:style-name="T45">7.</text:span><text:tab/><text:span text:style-name="T50">Load and c</text:span><text:span text:style-name="T45">heck the displays</text:span></text:p>
      <text:p text:style-name="P74">Displays are driven using a multiplexer which can make fault finding difficult.</text:p>
      <text:p text:style-name="P75">Repeat as for section 6 but send “PCB_test<text:span text:style-name="T50">\PCB_test.ino.standard.hex</text:span>”. <text:s/>This turns off the multiplexer and illuminates digits one at a time.</text:p>
      <text:p text:style-name="P75">Check for dry joints or solder bridges if any segments fail to work.</text:p>
      <text:p text:style-name="P59"/>
      <text:p text:style-name="P76">7A<text:tab/>Display brightness</text:p>
      <text:p text:style-name="P77">Reload “<text:span text:style-name="T47">Get_mini_OS_version.hex” </text:span>and press -x- at p/g prompt. Then press 4 while holding 2 user switches down.</text:p>
      <text:p text:style-name="P77"/>
      <text:p text:style-name="P78">7B<text:tab/>Default user project</text:p>
      <text:p text:style-name="P79"><text:span text:style-name="T51">Reload “</text:span><text:span text:style-name="T52">mini_OS_reset.ino.standard. hex”. <text:s/></text:span><text:span text:style-name="T53">and press -x- at p/g prompt</text:span>. <text:s/>This will give <text:span text:style-name="T53">the default</text:span> project. <text:s/></text:p>
      <text:p text:style-name="P59"/>
      <text:p text:style-name="P80"><text:span text:style-name="T42">8.<text:tab/></text:span>To upgrade the mini_OS</text:p>
      <text:p text:style-name="P81"/>
      <text:p text:style-name="P81">Push the DPDT switch right and press the reset switch.</text:p>
      <text:p text:style-name="P81">Press -p- at the “p/<text:span text:style-name="T54">g</text:span> <text:s/>p/<text:span text:style-name="T54">g</text:span> <text:s/>p/<text:span text:style-name="T54">g</text:span> <text:s/>p/<text:span text:style-name="T54">g</text:span> <text:s/>p/<text:span text:style-name="T54">g</text:span>….” user prompt</text:p>
      <text:p text:style-name="P82">and send <text:span text:style-name="T19">mini_OS programmer<text:tab/></text:span></text:p>
      <text:p text:style-name="P81">Run the project to get the <text:span text:style-name="T30">“P/S <text:s text:c="3"/>P/S <text:s text:c="3"/>P/S………….” </text:span></text:p>
      <text:p text:style-name="P83">Press S and reload file “on-chip_strings.txt” containing programmer strings</text:p>
      <text:p text:style-name="P83">Press P then upload the new mini-OS <text:span text:style-name="T45">as described in section 5.3</text:span></text:p>
      <text:p text:style-name="P83"/>
      <text:p text:style-name="P83">Note: Remember to delete line :00000001FF from end of new mini-OS file </text:p>
      <text:p text:style-name="P83"/>
      <text:p text:style-name="P84">9.<text:tab/>Optional system files</text:p>
      <text:p text:style-name="P84"/>
      <text:p text:style-name="P85"><text:span text:style-name="T10">Mini-OS_Resources\Eeprom_subroutines_PRN_alt.c</text:span>:</text:p>
      <text:p text:style-name="P85"><text:tab/>In early designs PRN generator write to the EEPROM was too frequent and EEPROM <text:tab/>burnout occurred. In this file the PRN uses a different location. It should be used if the</text:p>
      <text:p text:style-name="P85"><text:tab/>Message from the OS is always the same. </text:p>
      <text:p text:style-name="P85"/>
      <text:p text:style-name="P84">Bootloader_resources\Bootloader_main_with_OS_reset.c</text:p>
      <text:p text:style-name="P86"><text:tab/>This enables user projects to reset the mini-OS which is necessary if the I2C bus crashes. <text:tab/><text:span text:style-name="T55">It was optional for PCB_111000_V2 but is standard for </text:span><text:span text:style-name="T56"><text:s/></text:span><text:span text:style-name="T55">PCB_111000_V3.</text:span><text:span text:style-name="T56"><text:tab/></text:span></text:p>
      <text:p text:style-name="P87"><text:tab/>See section 14 for more details.</text:p>
      <text:p text:style-name="P88"/>
      <text:p text:style-name="P89"><text:soft-page-break/><text:span text:style-name="T57">1</text:span><text:span text:style-name="T58">0</text:span><text:span text:style-name="T57"> <text:tab/></text:span><text:span text:style-name="T59">SW downloads</text:span></text:p>
      <text:p text:style-name="P90"/>
      <text:p text:style-name="P91">There are two essential software applications that must be downloaded onto this PC. They are:</text:p>
      <text:p text:style-name="P92"><text:span text:style-name="T60">The Arduino development environment. Go to </text:span><text:a xlink:type="simple" xlink:href="https://www.arduino.cc/en/software" text:style-name="Internet_20_link" text:visited-style-name="Visited_20_Internet_20_Link">https://www.arduino.cc/en/software</text:a> <text:span text:style-name="T61">and download it from the Microsoft store.</text:span> </text:p>
      <text:p text:style-name="P92"/>
      <text:p text:style-name="P92">Bray++ version 20130820 <text:span text:style-name="T62">which can be downloaded from </text:span>https://www.sites.google.com/site/terminalbpp/ </text:p>
      <text:p text:style-name="P92"/>
      <text:p text:style-name="P93">Almost as important are </text:p>
      <text:p text:style-name="P93"/>
      <text:p text:style-name="P94">The portable version of Programmers notepad which can be downloaded from </text:p>
      <text:p text:style-name="P92">http://www.pnotepad.org/download/.</text:p>
      <text:p text:style-name="P92"/>
      <text:p text:style-name="P92"><text:span text:style-name="T63">An excellent text written by Joe Pardue that can be downloaded from </text:span><text:s/></text:p>
      <text:p text:style-name="P92">https://epdf.pub/c-programming-for-microcontrollers.html </text:p>
      <text:p text:style-name="P92"/>
      <text:p text:style-name="P94">The Atmega data sheet that can be downloaded from</text:p>
      <text:p text:style-name="P95"><text:span text:style-name="T8"><text:s/></text:span><text:a xlink:type="simple" xlink:href="https://www.docdroid.net/Q6jfzd3/atmega48a-pa-88a-pa-168a-pa-328-p-ds-ds40002061a-pdf" text:style-name="Internet_20_link" text:visited-style-name="Visited_20_Internet_20_Link"><text:span text:style-name="T8">https://www.docdroid.net/Q6jfzd3/atmega48a-pa-88a-pa-168a-pa-328-p-ds-ds40002061a-pdf</text:span></text:a></text:p>
      <text:p text:style-name="P96"/>
      <text:p text:style-name="P97"/>
      <text:p text:style-name="P98">1<text:span text:style-name="T51">1</text:span><text:tab/>Getting the PCB manufacturing files</text:p>
      <text:p text:style-name="P98"/>
      <text:p text:style-name="P99">Open the board in Eagle fusion.</text:p>
      <text:p text:style-name="P99">Click on the manufacturing tab.</text:p>
      <text:p text:style-name="P99">Click on the Export Gerber NC drill……. <text:span text:style-name="T64">m</text:span>anufacturing icon then OK</text:p>
      <text:p text:style-name="P99"/>
      <text:p text:style-name="P99">Save as a Cam<text:span text:style-name="T64">O</text:span>utputs.zip file when requested</text:p>
      <text:p text:style-name="P99">Can now extract files to a Cam<text:span text:style-name="T64">O</text:span>utputs directory and remove the “assembly folder” leaving </text:p>
      <text:p text:style-name="P99">“Drill<text:span text:style-name="T64">F</text:span>iles” and “Gerber<text:span text:style-name="T64">F</text:span>iles” before recompressing the directory.</text:p>
      <text:p text:style-name="P99"/>
      <text:p text:style-name="P99">Send this to a pcb manufacturer.</text:p>
      <text:p text:style-name="P100"/>
      <text:p text:style-name="P101"/>
      <text:p text:style-name="P102"><text:span text:style-name="T65">1</text:span><text:span text:style-name="T66">2</text:span><text:span text:style-name="T67">.<text:tab/> PCB assembly</text:span></text:p>
      <text:p text:style-name="P103"/>
      <text:p text:style-name="P104"><text:span text:style-name="T68">Fusion/</text:span>Eagle circuit design and layout drawings can be found under </text:p>
      <text:p text:style-name="P105">PCB-111000_V<text:span text:style-name="T69">3</text:span><text:span text:style-name="T70">\Version 3 design</text:span> <text:span text:style-name="T70">together with a parts list.</text:span></text:p>
      <text:p text:style-name="P106"><text:span text:style-name="T71">The </text:span>Eagle pcb design software is required to view these</text:p>
      <text:p text:style-name="P107"/>
      <text:p text:style-name="P108">Photographs of the pcb are shown below.</text:p>
      <text:p text:style-name="P108"/>
      <text:p text:style-name="P108">Note the locations of the following components</text:p>
      <text:p text:style-name="P108"><text:tab/>The user switches sw1, sw2 and sw3</text:p>
      <text:p text:style-name="P108"><text:tab/>The double pole double throw switch (DPDT)</text:p>
      <text:p text:style-name="P108"><text:tab/><text:span text:style-name="T72">The reset switch</text:span></text:p>
      <text:p text:style-name="P108"/>
      <text:p text:style-name="P109"><text:tab/>The <text:span text:style-name="T4">user device</text:span> which is in the top side of the pcb (note also the location of pin 1)</text:p>
      <text:p text:style-name="P108"><text:tab/>The <text:span text:style-name="T69">Mini-OS device</text:span> which is in the under side of the pcb (note also the location of pin 1)</text:p>
      <text:p text:style-name="P108"><text:soft-page-break/></text:p>
      <text:p text:style-name="P108">Because of the way the two Atmega devices are assembled the pins of one of them must be soldered from the device side of the board.</text:p>
      <text:p text:style-name="P108"/>
      <text:p text:style-name="P108">Note also the orientation of the two display modules.</text:p>
      <text:p text:style-name="P108"/>
      <table:table table:name="Table1" table:style-name="Table1">
        <table:table-column table:style-name="Table1.A"/>
        <table:table-column table:style-name="Table1.B"/>
        <table:table-row>
          <table:table-cell table:style-name="Table1.A1" office:value-type="string">
            <text:p text:style-name="Table_20_Contents"><draw:frame draw:style-name="fr2" draw:name="Image2" text:anchor-type="char" svg:width="8.5cm" svg:height="4.863cm" draw:z-index="2"><draw:image xlink:href="Pictures/10000000000003A7000002172AE2A8CA.bmp" xlink:type="simple" xlink:show="embed" xlink:actuate="onLoad" draw:mime-type="image/bmp"/></draw:frame></text:p>
          </table:table-cell>
          <table:table-cell table:style-name="Table1.A1" office:value-type="string">
            <text:p text:style-name="P110"/>
            <text:p text:style-name="P110">Photo of PCB-111000V<text:span text:style-name="T73">3</text:span></text:p>
            <text:p text:style-name="P110"><text:span text:style-name="T73">track</text:span> side.</text:p>
            <text:p text:style-name="P110"/>
            <text:p text:style-name="P110">Solder the <text:span text:style-name="T73">mini-OS device</text:span> to this side </text:p>
            <text:p text:style-name="P110"><text:span text:style-name="T73">N</text:span>ot<text:span text:style-name="T73">e</text:span> its placement <text:span text:style-name="T73">with</text:span> pin 1 <text:span text:style-name="T74">(towards the middle of the pcb).</text:span></text:p>
          </table:table-cell>
        </table:table-row>
        <table:table-row>
          <table:table-cell table:style-name="Table1.A1" office:value-type="string">
            <text:p text:style-name="Table_20_Contents"><draw:frame draw:style-name="fr1" draw:name="Image3" text:anchor-type="char" svg:width="8.5cm" svg:height="4.327cm" draw:z-index="1"><draw:image xlink:href="Pictures/100000010000032B0000019DD9AB5E37.png" xlink:type="simple" xlink:show="embed" xlink:actuate="onLoad" draw:mime-type="image/png"/></draw:frame></text:p>
          </table:table-cell>
          <table:table-cell table:style-name="Table1.A1" office:value-type="string">
            <text:p text:style-name="P110">Photo of PCB-111000V<text:span text:style-name="T74">3</text:span></text:p>
            <text:p text:style-name="P110"><text:span text:style-name="T73">component</text:span><text:span text:style-name="T72"> </text:span>side.</text:p>
            <text:p text:style-name="P111"/>
            <text:p text:style-name="P110">Solder the <text:span text:style-name="T74">user device</text:span> to this side</text:p>
            <text:p text:style-name="P110"><text:span text:style-name="T73">N</text:span>ot<text:span text:style-name="T73">e</text:span> its placement <text:span text:style-name="T73">with</text:span> pin 1 <text:span text:style-name="T74">(towards the middle of the pcb).</text:span></text:p>
            <text:p text:style-name="P110"/>
            <text:p text:style-name="P112">User switches left to right are sw1, 2 &amp;3</text:p>
            <text:p text:style-name="P113">Note also the orientation of the display modules</text:p>
          </table:table-cell>
        </table:table-row>
        <table:table-row>
          <table:table-cell table:style-name="Table1.A1" table:number-columns-spanned="2" office:value-type="string">
            <text:p text:style-name="P114"/>
            <text:p text:style-name="P114">Other switches are the DPDT and the reset switch</text:p>
          </table:table-cell>
          <table:covered-table-cell/>
        </table:table-row>
      </table:table>
      <text:p text:style-name="P115"/>
      <text:p text:style-name="P116"><text:span text:style-name="T75">1</text:span><text:span text:style-name="T76">3</text:span><text:span text:style-name="T75"><text:tab/></text:span><text:span text:style-name="T77">System Block diagram</text:span></text:p>
      <text:p text:style-name="P117"/>
      <text:p text:style-name="P118">User device hosts user programs.</text:p>
      <text:p text:style-name="P118">Mini-OS device hosts programmer and I2C/display……..application</text:p>
      <text:p text:style-name="P119"/>
      <text:p text:style-name="P119"><draw:frame draw:style-name="fr2" draw:name="Image4" text:anchor-type="char" svg:width="15.134cm" svg:height="17.886cm" draw:z-index="3"><draw:image xlink:href="Pictures/10000000000002CB0000034DB34EB48E.bmp" xlink:type="simple" xlink:show="embed" xlink:actuate="onLoad" draw:mime-type="image/bmp"/></draw:frame></text:p>
      <text:p text:style-name="P120"/>
      <text:p text:style-name="P121"/>
      <text:p text:style-name="P121"><text:span text:style-name="T78">1</text:span><text:span text:style-name="T51">4</text:span><text:span text:style-name="T78"><text:tab/></text:span><text:span text:style-name="T79">Reset functions</text:span></text:p>
      <text:p text:style-name="P122">There are three applications that may need to be reset:</text:p>
      <text:p text:style-name="P123">The user project. </text:p>
      <text:p text:style-name="P123">The programmer</text:p>
      <text:p text:style-name="P123">The I2C/display driver</text:p>
      <text:p text:style-name="P123"/>
      <text:p text:style-name="P122"><text:soft-page-break/>The reset switch </text:p>
      <text:p text:style-name="P122"><text:tab/><text:span text:style-name="T80">R</text:span>esets the user project </text:p>
      <text:p text:style-name="P122"><text:tab/><text:span text:style-name="T80">P</text:span>asses control in the mini-OS device to the programmer (i.e. a jump to the boot section).</text:p>
      <text:p text:style-name="P122"/>
      <text:p text:style-name="P122">Occasionally it is necessary to</text:p>
      <text:p text:style-name="P122"><text:tab/>Reset the user project</text:p>
      <text:p text:style-name="P122"><text:tab/>Pass control in the mini-OS device to the I2C/display code, <text:span text:style-name="T81">(a</text:span> <text:span text:style-name="T81">jump to</text:span> the application <text:tab/>section<text:span text:style-name="T81">)</text:span>.</text:p>
      <text:p text:style-name="P122"/>
      <text:p text:style-name="P124">This is referred to as a full reset and can be used when a project crashes and the reset switch fails to restart things as required.</text:p>
      <text:p text:style-name="P125"/>
      <text:p text:style-name="P125">To implement a full reset:</text:p>
      <text:p text:style-name="P125"><text:tab/>User code includes a watch dog time out with ISR.</text:p>
      <text:p text:style-name="P125"><text:tab/>Control jumps to the ISR when the I2C bus crashes.</text:p>
      <text:p text:style-name="P125"><text:tab/><text:span text:style-name="T82">This </text:span><text:span text:style-name="T83">uses a programming wire to signal the mini-OS device and then</text:span></text:p>
      <text:p text:style-name="P126"><text:tab/><text:span text:style-name="T83">applies pulse to its reset pin.</text:span></text:p>
      <text:p text:style-name="P127"><text:tab/>Finally the ISR times out and the user device resets.</text:p>
      <text:p text:style-name="P127"><text:tab/>Note:</text:p>
      <text:p text:style-name="P127"><text:tab/><text:tab/>The ISR can also save the variables needed to ensure that the project resumes as <text:tab/><text:tab/><text:tab/>required. </text:p>
      <text:p text:style-name="P126"><text:tab/></text:p>
      <text:p text:style-name="P127">Full reset will only be applied to user projects when needed. <text:s/>As an example it has been implemented in </text:p>
      <text:p text:style-name="P127"><text:tab/>setup_projects\mini_OS_reset\mini_OS_reset.ino.</text:p>
      <text:p text:style-name="P127"/>
      <text:p text:style-name="P127">To indicate that the mini-OS has been implemented to accept full reset the user prompt is changed from</text:p>
      <text:p text:style-name="P127"><text:tab/>p/r <text:tab/>p/r<text:tab/> p/r……… to <text:tab/><text:tab/>p/g<text:tab/>p/g<text:tab/>p/g……..</text:p>
      <text:p text:style-name="P124"/>
      <text:p text:style-name="P128"/>
      <text:p text:style-name="P129"/>
      <text:p text:style-name="P130">1<text:span text:style-name="T51">5</text:span><text:tab/><text:span text:style-name="T84">Issues</text:span></text:p>
      <text:p text:style-name="P130"/>
      <text:p text:style-name="P131">If -p- is pressed at the p/<text:span text:style-name="T84">g</text:span> prompt the fi<text:span text:style-name="T85">r</text:span>st task of the <text:span text:style-name="T85">programmer</text:span> is to switch the target device into programming mode after which its programming memory is reset and the user is requested to send the code. <text:s/><text:span text:style-name="T86">Occasionally the device fails to enter programming mode. <text:s/></text:span><text:span text:style-name="T84">It is believed that this unpredictable response may be due to a dry joint in the reset circuitry.</text:span></text:p>
      <text:p text:style-name="P131"/>
      <text:p text:style-name="P132">Having pressed -p- at the p/g prompt the user device program space is cleared, in other words the original program can no longer function. <text:s/>In some versions of PCB 111000 this process was delayed until the first character of the new code had been received so that users could safely change their minds after pressing p. <text:s/>This has not been implemented here however as it was not found to be adequately reliable.</text:p>
      <text:p text:style-name="P131"/>
      <text:p text:style-name="P133">The original mini-OS was developed using winAVR will full optimisation<text:span text:style-name="T87">, in other words to make the executable file as small as possible. </text:span><text:span text:style-name="T88">w</text:span>inAVR has been replaced by Studio 7 <text:span text:style-name="T89">which generates even smaller code. <text:s/>Optimisation has had to be turned off. <text:s/>The reasons for this have not been investigated but may be due to timing issues.</text:span></text:p>
      <text:p text:style-name="P134"><text:s/></text:p>
      <text:p text:style-name="P135">EEPROM address changes V2 top V3</text:p>
      <text:p text:style-name="P136"/>
      <text:p text:style-name="P136"/>
      <text:p text:style-name="P136">Cal factors</text:p>
      <text:p text:style-name="P136"/>
      <text:p text:style-name="P136">0x1FF<text:tab/><text:tab/>becomes <text:tab/>0x3FF<text:tab/><text:tab/><text:tab/>User OSC CAL</text:p>
      <text:p text:style-name="P136">0x1FE<text:tab/><text:tab/><text:tab/><text:tab/>0x3FE<text:tab/><text:tab/><text:tab/>User OSC CAL</text:p>
      <text:p text:style-name="P136">0x1FD<text:tab/><text:tab/><text:tab/><text:tab/>0x3FD<text:tab/><text:tab/><text:tab/>Default OSC CAL</text:p>
      <text:p text:style-name="P136">0x1FC<text:tab/><text:tab/><text:tab/><text:tab/>0x3FC<text:tab/><text:tab/><text:tab/>PRN location</text:p>
      <text:p text:style-name="P136">0x1FB<text:tab/><text:tab/><text:tab/><text:tab/>0x3FB<text:tab/><text:tab/><text:tab/>PRN location</text:p>
      <text:p text:style-name="P136">0x1FA<text:tab/><text:tab/><text:tab/><text:tab/>0x3FA<text:tab/><text:tab/><text:tab/>Reset source</text:p>
      <text:p text:style-name="P136"><text:tab/><text:tab/><text:tab/><text:tab/><text:span text:style-name="T90">0x3F9<text:tab/><text:tab/><text:tab/>Used by mini-OS programmer</text:span></text:p>
      <text:p text:style-name="P136"/>
      <text:p text:style-name="P137">All projects: Recompile with new EEPROM locations</text:p>
      <text:p text:style-name="P138">Setup projects:<text:tab/>All tested</text:p>
      <text:p text:style-name="P137"/>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text-properties officeooo:rsid="002b882e" officeooo:paragraph-rsid="002b882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Page <text:page-number text:select-page="current">9</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3-08-31T21:06:47.373000000</meta:creation-date>
    <meta:generator>LibreOffice/25.8.3.2$Windows_X86_64 LibreOffice_project/8ca8d55c161d602844f5428fa4b58097424e324e</meta:generator>
    <dc:date>2026-01-10T11:54:25.881627600</dc:date>
    <meta:editing-duration>P1DT8H30M4S</meta:editing-duration>
    <meta:editing-cycles>95</meta:editing-cycles>
    <meta:document-statistic meta:table-count="2" meta:image-count="4" meta:object-count="0" meta:page-count="9" meta:paragraph-count="250" meta:word-count="2024" meta:character-count="12255" meta:non-whitespace-character-count="10233"/>
  </office:meta>
</office:document-meta>
</file>